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" svg:font-family="Arial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cccccc" style:font-name="Consolas" fo:font-size="8.39999961853027pt" fo:font-weight="normal" fo:background-color="#1f1f1f"/>
    </style:style>
    <style:style style:name="P2" style:family="paragraph" style:parent-style-name="Standard">
      <style:paragraph-properties style:line-height-at-least="0.402cm"/>
      <style:text-properties fo:color="#cccccc" fo:background-color="#1f1f1f"/>
    </style:style>
    <style:style style:name="P3" style:family="paragraph" style:parent-style-name="Standard">
      <style:paragraph-properties style:line-height-at-least="0.402cm"/>
      <style:text-properties fo:color="#6a9955" style:font-name="Consolas" fo:font-size="8.39999961853027pt" fo:font-weight="normal" fo:background-color="#1f1f1f"/>
    </style:style>
    <style:style style:name="P4" style:family="paragraph" style:parent-style-name="Standard">
      <style:paragraph-properties style:line-height-at-least="0.402cm"/>
    </style:style>
    <style:style style:name="P5" style:family="paragraph" style:parent-style-name="Standard">
      <style:paragraph-properties style:line-height-at-least="0.402cm"/>
      <style:text-properties fo:color="#cccccc" style:font-name="Consolas" fo:font-size="8.39999961853027pt" fo:font-weight="normal" fo:background-color="#1f1f1f"/>
    </style:style>
    <style:style style:name="P6" style:family="paragraph" style:parent-style-name="Standard">
      <style:paragraph-properties style:line-height-at-least="0.402cm"/>
      <style:text-properties fo:color="#cccccc" fo:background-color="#1f1f1f"/>
    </style:style>
    <style:style style:name="P7" style:family="paragraph" style:parent-style-name="Standard">
      <style:paragraph-properties style:line-height-at-least="0.402cm"/>
      <style:text-properties fo:color="#6a9955" style:font-name="Consolas" fo:font-size="8.39999961853027pt" fo:font-weight="normal" fo:background-color="#1f1f1f"/>
    </style:style>
    <style:style style:name="P8" style:family="paragraph" style:parent-style-name="Standard">
      <style:paragraph-properties style:line-height-at-least="0.402cm"/>
    </style:style>
    <style:style style:name="P9" style:family="paragraph" style:parent-style-name="Standard">
      <style:paragraph-properties fo:margin-top="0cm" fo:margin-bottom="0.499cm" style:line-height-at-least="0.402cm"/>
      <style:text-properties fo:color="#cccccc" style:font-name="Consolas" fo:font-size="8.39999961853027pt" fo:font-weight="normal" fo:background-color="#1f1f1f"/>
    </style:style>
    <style:style style:name="T1" style:family="text">
      <style:text-properties fo:color="#c586c0"/>
    </style:style>
    <style:style style:name="T2" style:family="text">
      <style:text-properties fo:color="#c586c0" style:font-name="Consolas" fo:font-size="8.39999961853027pt" fo:font-weight="normal"/>
    </style:style>
    <style:style style:name="T3" style:family="text">
      <style:text-properties fo:color="#9cdcfe"/>
    </style:style>
    <style:style style:name="T4" style:family="text">
      <style:text-properties fo:color="#9cdcfe" style:font-name="Consolas" fo:font-size="8.39999961853027pt" fo:font-weight="normal"/>
    </style:style>
    <style:style style:name="T5" style:family="text">
      <style:text-properties fo:color="#ce9178"/>
    </style:style>
    <style:style style:name="T6" style:family="text">
      <style:text-properties fo:color="#ce9178" style:font-name="Consolas" fo:font-size="8.39999961853027pt" fo:font-weight="normal"/>
    </style:style>
    <style:style style:name="T7" style:family="text">
      <style:text-properties fo:color="#569cd6"/>
    </style:style>
    <style:style style:name="T8" style:family="text">
      <style:text-properties fo:color="#569cd6" style:font-name="Consolas" fo:font-size="8.39999961853027pt" fo:font-weight="normal"/>
    </style:style>
    <style:style style:name="T9" style:family="text">
      <style:text-properties fo:color="#4fc1ff"/>
    </style:style>
    <style:style style:name="T10" style:family="text">
      <style:text-properties fo:color="#4fc1ff" style:font-name="Consolas" fo:font-size="8.39999961853027pt" fo:font-weight="normal"/>
    </style:style>
    <style:style style:name="T11" style:family="text">
      <style:text-properties fo:color="#d4d4d4"/>
    </style:style>
    <style:style style:name="T12" style:family="text">
      <style:text-properties fo:color="#d4d4d4" style:font-name="Consolas" fo:font-size="8.39999961853027pt" fo:font-weight="normal"/>
    </style:style>
    <style:style style:name="T13" style:family="text">
      <style:text-properties fo:color="#dcdcaa"/>
    </style:style>
    <style:style style:name="T14" style:family="text">
      <style:text-properties fo:color="#dcdcaa" style:font-name="Consolas" fo:font-size="8.39999961853027pt" fo:font-weight="normal"/>
    </style:style>
    <style:style style:name="T15" style:family="text">
      <style:text-properties fo:color="#4ec9b0"/>
    </style:style>
    <style:style style:name="T16" style:family="text">
      <style:text-properties fo:color="#4ec9b0" style:font-name="Consolas" fo:font-size="8.39999961853027pt" fo:font-weight="normal"/>
    </style:style>
    <style:style style:name="T17" style:family="text">
      <style:text-properties style:font-name="Consolas" fo:font-size="8.39999961853027pt" fo:font-weight="normal"/>
    </style:style>
    <style:style style:name="T18" style:family="text">
      <style:text-properties fo:color="#b5cea8"/>
    </style:style>
    <style:style style:name="T19" style:family="text">
      <style:text-properties fo:color="#b5cea8" style:font-name="Consolas" fo:font-size="8.39999961853027pt" fo:font-weight="normal"/>
    </style:style>
    <style:style style:name="T20" style:family="text">
      <style:text-properties fo:color="#d16969"/>
    </style:style>
    <style:style style:name="T21" style:family="text">
      <style:text-properties fo:color="#d16969" style:font-name="Consolas" fo:font-size="8.39999961853027pt" fo:font-weight="normal"/>
    </style:style>
    <style:style style:name="T22" style:family="text">
      <style:text-properties fo:color="#d7ba7d"/>
    </style:style>
    <style:style style:name="T23" style:family="text">
      <style:text-properties fo:color="#d7ba7d" style:font-name="Consolas" fo:font-size="8.39999961853027pt" fo:font-weight="normal"/>
    </style:style>
    <style:style style:name="T24" style:family="text">
      <style:text-properties fo:color="#808080" style:font-name="Consolas" fo:font-size="8.39999961853027pt" fo:font-weight="normal"/>
    </style:style>
    <style:style style:name="T25" style:family="text">
      <style:text-properties fo:color="#6a9955" style:font-name="Consolas" fo:font-size="8.39999961853027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p results 240825 7,03</text:p>
      <text:p text:style-name="Standard"/>
      <text:p text:style-name="P3">// app/results.tsx</text:p>
      <text:p text:style-name="P1"><text:span text:style-name="T1">import</text:span> { <text:span text:style-name="T3">router</text:span>, <text:span text:style-name="T3">useLocalSearchParams</text:span> } <text:span text:style-name="T1">from</text:span> <text:span text:style-name="T5">'expo-router'</text:span></text:p>
      <text:p text:style-name="P1"><text:span text:style-name="T1">import</text:span> <text:span text:style-name="T3">React</text:span>, { <text:span text:style-name="T3">useMemo</text:span>, <text:span text:style-name="T3">useState</text:span> } <text:span text:style-name="T1">from</text:span> <text:span text:style-name="T5">'react'</text:span></text:p>
      <text:p text:style-name="P1"><text:span text:style-name="T1">import</text:span> { <text:span text:style-name="T3">ScrollView</text:span>, <text:span text:style-name="T3">StyleSheet</text:span>, <text:span text:style-name="T3">Text</text:span>, <text:span text:style-name="T3">TextInput</text:span>, <text:span text:style-name="T3">TouchableOpacity</text:span>, <text:span text:style-name="T3">View</text:span> } <text:span text:style-name="T1">from</text:span> <text:span text:style-name="T5">'react-native'</text:span></text:p>
      <text:p text:style-name="P3">// @ts-ignore</text:p>
      <text:p text:style-name="P1"><text:span text:style-name="T7">const</text:span> <text:span text:style-name="T9">DB</text:span> <text:span text:style-name="T11">=</text:span> <text:span text:style-name="T13">require</text:span>(<text:span text:style-name="T5">'../data/ingredients.json'</text:span>) <text:span text:style-name="T1">as</text:span> <text:span text:style-name="T15">any</text:span>[]</text:p>
      <text:p text:style-name="P4"/>
      <text:p text:style-name="P1"><text:span text:style-name="T7">type</text:span> <text:span text:style-name="T15">Item</text:span> <text:span text:style-name="T11">=</text:span> {</text:p>
      <text:p text:style-name="P2">  <text:span text:style-name="T4">id</text:span><text:span text:style-name="T12">:</text:span><text:span text:style-name="T17"> </text:span><text:span text:style-name="T16">string</text:span></text:p>
      <text:p text:style-name="P2">  <text:span text:style-name="T4">label</text:span><text:span text:style-name="T12">:</text:span><text:span text:style-name="T17"> </text:span><text:span text:style-name="T16">string</text:span></text:p>
      <text:p text:style-name="P2">  <text:span text:style-name="T4">avg_unit_g</text:span><text:span text:style-name="T12">:</text:span><text:span text:style-name="T17"> </text:span><text:span text:style-name="T16">number</text:span><text:span text:style-name="T17"> </text:span><text:span text:style-name="T12">|</text:span><text:span text:style-name="T17"> </text:span><text:span text:style-name="T16">null</text:span></text:p>
      <text:p text:style-name="P2">  <text:span text:style-name="T4">peeled_yield</text:span><text:span text:style-name="T12">:</text:span><text:span text:style-name="T17"> </text:span><text:span text:style-name="T16">number</text:span><text:span text:style-name="T17"> </text:span><text:span text:style-name="T12">|</text:span><text:span text:style-name="T17"> </text:span><text:span text:style-name="T16">null</text:span></text:p>
      <text:p text:style-name="P2">  <text:span text:style-name="T4">juice_ml_per_unit</text:span><text:span text:style-name="T12">:</text:span><text:span text:style-name="T17"> </text:span><text:span text:style-name="T16">number</text:span><text:span text:style-name="T17"> </text:span><text:span text:style-name="T12">|</text:span><text:span text:style-name="T17"> </text:span><text:span text:style-name="T16">null</text:span></text:p>
      <text:p text:style-name="P2">  <text:span text:style-name="T4">lgth_g</text:span><text:span text:style-name="T12">:</text:span><text:span text:style-name="T17"> </text:span><text:span text:style-name="T16">number</text:span><text:span text:style-name="T17"> </text:span><text:span text:style-name="T12">|</text:span><text:span text:style-name="T17"> </text:span><text:span text:style-name="T16">null</text:span></text:p>
      <text:p text:style-name="P2">  <text:span text:style-name="T4">tbsp_g</text:span><text:span text:style-name="T12">:</text:span><text:span text:style-name="T17"> </text:span><text:span text:style-name="T16">number</text:span><text:span text:style-name="T17"> </text:span><text:span text:style-name="T12">|</text:span><text:span text:style-name="T17"> </text:span><text:span text:style-name="T16">null</text:span></text:p>
      <text:p text:style-name="P2">  <text:span text:style-name="T4">tsp_g</text:span><text:span text:style-name="T12">:</text:span><text:span text:style-name="T17"> </text:span><text:span text:style-name="T16">number</text:span><text:span text:style-name="T17"> </text:span><text:span text:style-name="T12">|</text:span><text:span text:style-name="T17"> </text:span><text:span text:style-name="T16">null</text:span></text:p>
      <text:p text:style-name="P2">  <text:span text:style-name="T4">density_g_ml</text:span><text:span text:style-name="T12">?:</text:span><text:span text:style-name="T17"> </text:span><text:span text:style-name="T16">number</text:span><text:span text:style-name="T17"> </text:span><text:span text:style-name="T12">|</text:span><text:span text:style-name="T17"> </text:span><text:span text:style-name="T16">null</text:span></text:p>
      <text:p text:style-name="P1">}</text:p>
      <text:p text:style-name="P4"/>
      <text:p text:style-name="P3">/** Formatage : retire les décimales inutiles, sinon arrondi propre */</text:p>
      <text:p text:style-name="P1"><text:span text:style-name="T7">function</text:span> <text:span text:style-name="T13">fmt</text:span>(<text:span text:style-name="T3">n</text:span><text:span text:style-name="T11">:</text:span> <text:span text:style-name="T15">number</text:span>, <text:span text:style-name="T3">digits</text:span> <text:span text:style-name="T11">=</text:span> <text:span text:style-name="T18">2</text:span>) {</text:p>
      <text:p text:style-name="P2">  <text:span text:style-name="T2">if</text:span><text:span text:style-name="T17"> (</text:span><text:span text:style-name="T12">!</text:span><text:span text:style-name="T14">isFinite</text:span><text:span text:style-name="T17">(</text:span><text:span text:style-name="T4">n</text:span><text:span text:style-name="T17">)) </text:span><text:span text:style-name="T2">return</text:span><text:span text:style-name="T17"> </text:span><text:span text:style-name="T6">'0'</text:span></text:p>
      <text:p text:style-name="P2">  <text:span text:style-name="T8">const</text:span><text:span text:style-name="T17"> </text:span><text:span text:style-name="T10">r</text:span><text:span text:style-name="T17"> </text:span><text:span text:style-name="T12">=</text:span><text:span text:style-name="T17"> </text:span><text:span text:style-name="T14">Number</text:span><text:span text:style-name="T17">(</text:span><text:span text:style-name="T4">n</text:span><text:span text:style-name="T17">.</text:span><text:span text:style-name="T14">toFixed</text:span><text:span text:style-name="T17">(</text:span><text:span text:style-name="T4">digits</text:span><text:span text:style-name="T17">))</text:span></text:p>
      <text:p text:style-name="P2">  <text:span text:style-name="T2">return</text:span><text:span text:style-name="T17"> </text:span><text:span text:style-name="T4">Number</text:span><text:span text:style-name="T17">.</text:span><text:span text:style-name="T14">isInteger</text:span><text:span text:style-name="T17">(</text:span><text:span text:style-name="T4">r</text:span><text:span text:style-name="T17">) </text:span><text:span text:style-name="T12">?</text:span><text:span text:style-name="T17"> </text:span><text:span text:style-name="T14">String</text:span><text:span text:style-name="T17">(</text:span><text:span text:style-name="T4">r</text:span><text:span text:style-name="T17">) </text:span><text:span text:style-name="T12">:</text:span><text:span text:style-name="T17"> </text:span><text:span text:style-name="T14">String</text:span><text:span text:style-name="T17">(</text:span><text:span text:style-name="T4">r</text:span><text:span text:style-name="T17">).</text:span><text:span text:style-name="T14">replace</text:span><text:span text:style-name="T17">(</text:span><text:span text:style-name="T21">/</text:span><text:span text:style-name="T23">\.?</text:span><text:span text:style-name="T21">0</text:span><text:span text:style-name="T23">+</text:span><text:span text:style-name="T14">$</text:span><text:span text:style-name="T21">/</text:span><text:span text:style-name="T17">, </text:span><text:span text:style-name="T6">''</text:span><text:span text:style-name="T17">)</text:span></text:p>
      <text:p text:style-name="P1">}</text:p>
      <text:p text:style-name="P1"><text:span text:style-name="T7">const</text:span> <text:span text:style-name="T13">num</text:span> <text:span text:style-name="T11">=</text:span> (<text:span text:style-name="T3">s</text:span><text:span text:style-name="T11">:</text:span> <text:span text:style-name="T15">string</text:span>) <text:span text:style-name="T7">=&gt;</text:span> {</text:p>
      <text:p text:style-name="P2">  <text:span text:style-name="T8">const</text:span><text:span text:style-name="T17"> </text:span><text:span text:style-name="T10">n</text:span><text:span text:style-name="T17"> </text:span><text:span text:style-name="T12">=</text:span><text:span text:style-name="T17"> </text:span><text:span text:style-name="T14">Number</text:span><text:span text:style-name="T17">((</text:span><text:span text:style-name="T4">s</text:span><text:span text:style-name="T17"> </text:span><text:span text:style-name="T12">??</text:span><text:span text:style-name="T17"> </text:span><text:span text:style-name="T6">''</text:span><text:span text:style-name="T17">).</text:span><text:span text:style-name="T14">toString</text:span><text:span text:style-name="T17">().</text:span><text:span text:style-name="T14">replace</text:span><text:span text:style-name="T17">(</text:span><text:span text:style-name="T6">','</text:span><text:span text:style-name="T17">, </text:span><text:span text:style-name="T6">'.'</text:span><text:span text:style-name="T17">))</text:span></text:p>
      <text:p text:style-name="P2">  <text:span text:style-name="T2">return</text:span><text:span text:style-name="T17"> </text:span><text:span text:style-name="T14">isNaN</text:span><text:span text:style-name="T17">(</text:span><text:span text:style-name="T4">n</text:span><text:span text:style-name="T17">) </text:span><text:span text:style-name="T12">?</text:span><text:span text:style-name="T17"> </text:span><text:span text:style-name="T19">0</text:span><text:span text:style-name="T17"> </text:span><text:span text:style-name="T12">:</text:span><text:span text:style-name="T17"> </text:span><text:span text:style-name="T4">n</text:span></text:p>
      <text:p text:style-name="P1">}</text:p>
      <text:p text:style-name="P4"/>
      <text:p text:style-name="P1"><text:span text:style-name="T7">function</text:span> <text:span text:style-name="T13">Row</text:span>({ <text:span text:style-name="T3">left</text:span>, <text:span text:style-name="T3">right</text:span> }<text:span text:style-name="T11">:</text:span> { <text:span text:style-name="T3">left</text:span><text:span text:style-name="T11">:</text:span> <text:span text:style-name="T15">string</text:span>; <text:span text:style-name="T3">right</text:span><text:span text:style-name="T11">:</text:span> <text:span text:style-name="T15">string</text:span> }) {</text:p>
      <text:p text:style-name="P2">  <text:span text:style-name="T2">return</text:span><text:span text:style-name="T17"> (</text:span></text:p>
      <text:p text:style-name="P2">    <text:span text:style-name="T24">&lt;</text:span><text:span text:style-name="T16">View</text:span><text:span text:style-name="T17"> </text:span><text:span text:style-name="T4">style</text:span><text:span text:style-name="T12">=</text:span><text:span text:style-name="T8">{</text:span><text:span text:style-name="T4">st</text:span><text:span text:style-name="T12">.</text:span><text:span text:style-name="T4">row</text:span><text:span text:style-name="T8">}</text:span><text:span text:style-name="T24">&gt;</text:span></text:p>
      <text:p text:style-name="P2">      <text:span text:style-name="T24">&lt;</text:span><text:span text:style-name="T16">Text</text:span><text:span text:style-name="T17"> </text:span><text:span text:style-name="T4">style</text:span><text:span text:style-name="T12">=</text:span><text:span text:style-name="T8">{</text:span><text:span text:style-name="T4">st</text:span><text:span text:style-name="T12">.</text:span><text:span text:style-name="T4">k</text:span><text:span text:style-name="T8">}</text:span><text:span text:style-name="T24">&gt;</text:span><text:span text:style-name="T8">{</text:span><text:span text:style-name="T4">left</text:span><text:span text:style-name="T8">}</text:span><text:span text:style-name="T24">&lt;/</text:span><text:span text:style-name="T16">Text</text:span><text:span text:style-name="T24">&gt;</text:span></text:p>
      <text:p text:style-name="P2">      <text:span text:style-name="T24">&lt;</text:span><text:span text:style-name="T16">Text</text:span><text:span text:style-name="T17"> </text:span><text:span text:style-name="T4">style</text:span><text:span text:style-name="T12">=</text:span><text:span text:style-name="T8">{</text:span><text:span text:style-name="T4">st</text:span><text:span text:style-name="T12">.</text:span><text:span text:style-name="T4">v</text:span><text:span text:style-name="T8">}</text:span><text:span text:style-name="T24">&gt;</text:span><text:span text:style-name="T8">{</text:span><text:span text:style-name="T4">right</text:span><text:span text:style-name="T8">}</text:span><text:span text:style-name="T24">&lt;/</text:span><text:span text:style-name="T16">Text</text:span><text:span text:style-name="T24">&gt;</text:span></text:p>
      <text:p text:style-name="P2">    <text:span text:style-name="T24">&lt;/</text:span><text:span text:style-name="T16">View</text:span><text:span text:style-name="T24">&gt;</text:span></text:p>
      <text:p text:style-name="P2">  <text:span text:style-name="T17">)</text:span></text:p>
      <text:p text:style-name="P1">}</text:p>
      <text:p text:style-name="P4"/>
      <text:p text:style-name="P1"><text:span text:style-name="T1">export</text:span> <text:span text:style-name="T1">default</text:span> <text:span text:style-name="T7">function</text:span> <text:span text:style-name="T13">Results</text:span>() {</text:p>
      <text:p text:style-name="P2">  <text:span text:style-name="T8">const</text:span><text:span text:style-name="T17"> { </text:span><text:span text:style-name="T10">items</text:span><text:span text:style-name="T17"> } </text:span><text:span text:style-name="T12">=</text:span><text:span text:style-name="T17"> </text:span><text:span text:style-name="T14">useLocalSearchParams</text:span><text:span text:style-name="T17">&lt;{ </text:span><text:span text:style-name="T4">items</text:span><text:span text:style-name="T12">?:</text:span><text:span text:style-name="T17"> </text:span><text:span text:style-name="T16">string</text:span><text:span text:style-name="T17"> }&gt;()</text:span></text:p>
      <text:p text:style-name="P2">  <text:span text:style-name="T8">const</text:span><text:span text:style-name="T17"> </text:span><text:span text:style-name="T10">ids</text:span><text:span text:style-name="T12">:</text:span><text:span text:style-name="T17"> </text:span><text:span text:style-name="T16">string</text:span><text:span text:style-name="T17">[] </text:span><text:span text:style-name="T12">=</text:span><text:span text:style-name="T17"> </text:span><text:span text:style-name="T14">useMemo</text:span><text:span text:style-name="T17">(() </text:span><text:span text:style-name="T8">=&gt;</text:span><text:span text:style-name="T17"> { </text:span><text:span text:style-name="T2">try</text:span><text:span text:style-name="T17"> { </text:span><text:span text:style-name="T2">return</text:span><text:span text:style-name="T17"> </text:span><text:span text:style-name="T4">items</text:span><text:span text:style-name="T17"> </text:span><text:span text:style-name="T12">?</text:span><text:span text:style-name="T17"> </text:span><text:span text:style-name="T10">JSON</text:span><text:span text:style-name="T17">.</text:span><text:span text:style-name="T14">parse</text:span><text:span text:style-name="T17">(</text:span><text:span text:style-name="T4">items</text:span><text:span text:style-name="T17">) </text:span><text:span text:style-name="T12">:</text:span><text:span text:style-name="T17"> [] } </text:span><text:span text:style-name="T2">catch</text:span><text:span text:style-name="T17"> { </text:span><text:span text:style-name="T2">return</text:span><text:span text:style-name="T17"> [] } }, [</text:span><text:span text:style-name="T4">items</text:span><text:span text:style-name="T17">])</text:span></text:p>
      <text:p text:style-name="P4"/>
      <text:p text:style-name="P2">  <text:span text:style-name="T8">const</text:span><text:span text:style-name="T17"> </text:span><text:span text:style-name="T10">data</text:span><text:span text:style-name="T12">:</text:span><text:span text:style-name="T17"> </text:span><text:span text:style-name="T16">Item</text:span><text:span text:style-name="T17">[] </text:span><text:span text:style-name="T12">=</text:span><text:span text:style-name="T17"> </text:span><text:span text:style-name="T14">useMemo</text:span><text:span text:style-name="T17">(() </text:span><text:span text:style-name="T8">=&gt;</text:span><text:span text:style-name="T17"> {</text:span></text:p>
      <text:p text:style-name="P2">    <text:span text:style-name="T8">const</text:span><text:span text:style-name="T17"> </text:span><text:span text:style-name="T10">map</text:span><text:span text:style-name="T17"> </text:span><text:span text:style-name="T12">=</text:span><text:span text:style-name="T17"> </text:span><text:span text:style-name="T4">Object</text:span><text:span text:style-name="T17">.</text:span><text:span text:style-name="T14">fromEntries</text:span><text:span text:style-name="T17">((</text:span><text:span text:style-name="T10">DB</text:span><text:span text:style-name="T17"> </text:span><text:span text:style-name="T2">as</text:span><text:span text:style-name="T17"> </text:span><text:span text:style-name="T16">Item</text:span><text:span text:style-name="T17">[]).</text:span><text:span text:style-name="T14">map</text:span><text:span text:style-name="T17">(</text:span><text:span text:style-name="T4">d</text:span><text:span text:style-name="T17"> </text:span><text:span text:style-name="T8">=&gt;</text:span><text:span text:style-name="T17"> [</text:span><text:span text:style-name="T4">d</text:span><text:span text:style-name="T17">.</text:span><text:span text:style-name="T4">id</text:span><text:span text:style-name="T17">, </text:span><text:span text:style-name="T4">d</text:span><text:span text:style-name="T17">]))</text:span></text:p>
      <text:p text:style-name="P2">    <text:span text:style-name="T2">return</text:span><text:span text:style-name="T17"> </text:span><text:span text:style-name="T4">ids</text:span><text:span text:style-name="T17">.</text:span><text:span text:style-name="T14">map</text:span><text:span text:style-name="T17">(</text:span><text:span text:style-name="T4">id</text:span><text:span text:style-name="T17"> </text:span><text:span text:style-name="T8">=&gt;</text:span><text:span text:style-name="T17"> </text:span><text:span text:style-name="T4">map</text:span><text:span text:style-name="T17">[</text:span><text:span text:style-name="T4">id</text:span><text:span text:style-name="T17">]).</text:span><text:span text:style-name="T14">filter</text:span><text:span text:style-name="T17">(</text:span><text:span text:style-name="T4">Boolean</text:span><text:span text:style-name="T17">)</text:span></text:p>
      <text:p text:style-name="P2">  <text:span text:style-name="T17">}, [</text:span><text:span text:style-name="T4">ids</text:span><text:span text:style-name="T17">])</text:span></text:p>
      <text:p text:style-name="P4"/>
      <text:p text:style-name="P2">  <text:span text:style-name="T2">return</text:span><text:span text:style-name="T17"> (</text:span></text:p>
      <text:p text:style-name="P2">    <text:span text:style-name="T24">&lt;</text:span><text:span text:style-name="T16">ScrollView</text:span><text:span text:style-name="T17"> </text:span><text:span text:style-name="T4">style</text:span><text:span text:style-name="T12">=</text:span><text:span text:style-name="T8">{</text:span><text:span text:style-name="T4">st</text:span><text:span text:style-name="T12">.</text:span><text:span text:style-name="T4">container</text:span><text:span text:style-name="T8">}</text:span><text:span text:style-name="T17"> </text:span><text:span text:style-name="T4">contentContainerStyle</text:span><text:span text:style-name="T12">=</text:span><text:span text:style-name="T8">{</text:span><text:span text:style-name="T12">{ </text:span><text:span text:style-name="T4">padding:</text:span><text:span text:style-name="T12"> </text:span><text:span text:style-name="T19">16</text:span><text:span text:style-name="T12"> }</text:span><text:span text:style-name="T8">}</text:span><text:span text:style-name="T24">&gt;</text:span></text:p>
      <text:p text:style-name="P2">      <text:span text:style-name="T24">&lt;</text:span><text:span text:style-name="T16">View</text:span><text:span text:style-name="T17"> </text:span><text:span text:style-name="T4">style</text:span><text:span text:style-name="T12">=</text:span><text:span text:style-name="T8">{</text:span><text:span text:style-name="T4">st</text:span><text:span text:style-name="T12">.</text:span><text:span text:style-name="T4">headerRow</text:span><text:span text:style-name="T8">}</text:span><text:span text:style-name="T24">&gt;</text:span></text:p>
      <text:p text:style-name="P2">        <text:span text:style-name="T24">&lt;</text:span><text:span text:style-name="T16">Text</text:span><text:span text:style-name="T17"> </text:span><text:span text:style-name="T4">style</text:span><text:span text:style-name="T12">=</text:span><text:span text:style-name="T8">{</text:span><text:span text:style-name="T4">st</text:span><text:span text:style-name="T12">.</text:span><text:span text:style-name="T4">h1</text:span><text:span text:style-name="T8">}</text:span><text:span text:style-name="T24">&gt;</text:span><text:span text:style-name="T17">Convertisseurs</text:span><text:span text:style-name="T24">&lt;/</text:span><text:span text:style-name="T16">Text</text:span><text:span text:style-name="T24">&gt;</text:span></text:p>
      <text:p text:style-name="P2"><text:soft-page-break/>        <text:span text:style-name="T24">&lt;</text:span><text:span text:style-name="T16">TouchableOpacity</text:span><text:span text:style-name="T17"> </text:span><text:span text:style-name="T4">onPress</text:span><text:span text:style-name="T12">=</text:span><text:span text:style-name="T8">{</text:span><text:span text:style-name="T12">() </text:span><text:span text:style-name="T8">=&gt;</text:span><text:span text:style-name="T12"> </text:span><text:span text:style-name="T4">router</text:span><text:span text:style-name="T12">.</text:span><text:span text:style-name="T14">back</text:span><text:span text:style-name="T12">()</text:span><text:span text:style-name="T8">}</text:span><text:span text:style-name="T24">&gt;&lt;</text:span><text:span text:style-name="T16">Text</text:span><text:span text:style-name="T17"> </text:span><text:span text:style-name="T4">style</text:span><text:span text:style-name="T12">=</text:span><text:span text:style-name="T8">{</text:span><text:span text:style-name="T4">st</text:span><text:span text:style-name="T12">.</text:span><text:span text:style-name="T4">link</text:span><text:span text:style-name="T8">}</text:span><text:span text:style-name="T24">&gt;</text:span><text:span text:style-name="T17">↩︎ Modifier</text:span><text:span text:style-name="T24">&lt;/</text:span><text:span text:style-name="T16">Text</text:span><text:span text:style-name="T24">&gt;&lt;/</text:span><text:span text:style-name="T16">TouchableOpacity</text:span><text:span text:style-name="T24">&gt;</text:span></text:p>
      <text:p text:style-name="P2">      <text:span text:style-name="T24">&lt;/</text:span><text:span text:style-name="T16">View</text:span><text:span text:style-name="T24">&gt;</text:span></text:p>
      <text:p text:style-name="P4"/>
      <text:p text:style-name="P2">      <text:span text:style-name="T8">{</text:span><text:span text:style-name="T4">data</text:span><text:span text:style-name="T12">.</text:span><text:span text:style-name="T4">length</text:span><text:span text:style-name="T12"> === </text:span><text:span text:style-name="T19">0</text:span><text:span text:style-name="T12"> &amp;&amp; </text:span><text:span text:style-name="T24">&lt;</text:span><text:span text:style-name="T16">Text</text:span><text:span text:style-name="T24">&gt;</text:span><text:span text:style-name="T12">Aucun ingrédient sélectionné.</text:span><text:span text:style-name="T24">&lt;/</text:span><text:span text:style-name="T16">Text</text:span><text:span text:style-name="T24">&gt;</text:span><text:span text:style-name="T8">}</text:span></text:p>
      <text:p text:style-name="P4"/>
      <text:p text:style-name="P2">      <text:span text:style-name="T8">{</text:span><text:span text:style-name="T4">data</text:span><text:span text:style-name="T12">.</text:span><text:span text:style-name="T14">map</text:span><text:span text:style-name="T12">(</text:span><text:span text:style-name="T4">d</text:span><text:span text:style-name="T12"> </text:span><text:span text:style-name="T8">=&gt;</text:span><text:span text:style-name="T12"> (</text:span></text:p>
      <text:p text:style-name="P2"><text:span text:style-name="T11">        </text:span><text:span text:style-name="T24">&lt;</text:span><text:span text:style-name="T16">IngredientCard</text:span><text:span text:style-name="T12"> </text:span><text:span text:style-name="T4">key</text:span><text:span text:style-name="T12">=</text:span><text:span text:style-name="T8">{</text:span><text:span text:style-name="T4">d</text:span><text:span text:style-name="T12">.</text:span><text:span text:style-name="T4">id</text:span><text:span text:style-name="T8">}</text:span><text:span text:style-name="T12"> </text:span><text:span text:style-name="T4">d</text:span><text:span text:style-name="T12">=</text:span><text:span text:style-name="T8">{</text:span><text:span text:style-name="T4">d</text:span><text:span text:style-name="T8">}</text:span><text:span text:style-name="T12"> </text:span><text:span text:style-name="T24">/&gt;</text:span></text:p>
      <text:p text:style-name="P2"><text:span text:style-name="T11">      </text:span><text:span text:style-name="T12">))</text:span><text:span text:style-name="T8">}</text:span></text:p>
      <text:p text:style-name="P2">    <text:span text:style-name="T24">&lt;/</text:span><text:span text:style-name="T16">ScrollView</text:span><text:span text:style-name="T24">&gt;</text:span></text:p>
      <text:p text:style-name="P2">  <text:span text:style-name="T17">)</text:span></text:p>
      <text:p text:style-name="P1">}</text:p>
      <text:p text:style-name="P4"/>
      <text:p text:style-name="P1"><text:span text:style-name="T7">function</text:span> <text:span text:style-name="T13">IngredientCard</text:span>({ <text:span text:style-name="T3">d</text:span> }<text:span text:style-name="T11">:</text:span> { <text:span text:style-name="T3">d</text:span><text:span text:style-name="T11">:</text:span> <text:span text:style-name="T15">Item</text:span> }) {</text:p>
      <text:p text:style-name="P2">  <text:span text:style-name="T25">// États locaux</text:span></text:p>
      <text:p text:style-name="P2">  <text:span text:style-name="T8">const</text:span><text:span text:style-name="T17"> [</text:span><text:span text:style-name="T10">countRaw</text:span><text:span text:style-name="T17">, </text:span><text:span text:style-name="T10">setCountRaw</text:span><text:span text:style-name="T17">] </text:span><text:span text:style-name="T12">=</text:span><text:span text:style-name="T17"> </text:span><text:span text:style-name="T14">useState</text:span><text:span text:style-name="T17">(</text:span><text:span text:style-name="T6">''</text:span><text:span text:style-name="T17">)          </text:span><text:span text:style-name="T25">// nb pièces (non épluché)</text:span></text:p>
      <text:p text:style-name="P2">  <text:span text:style-name="T8">const</text:span><text:span text:style-name="T17"> [</text:span><text:span text:style-name="T10">countPeeled</text:span><text:span text:style-name="T17">, </text:span><text:span text:style-name="T10">setCountPeeled</text:span><text:span text:style-name="T17">] </text:span><text:span text:style-name="T12">=</text:span><text:span text:style-name="T17"> </text:span><text:span text:style-name="T14">useState</text:span><text:span text:style-name="T17">(</text:span><text:span text:style-name="T6">''</text:span><text:span text:style-name="T17">)    </text:span><text:span text:style-name="T25">// nb pièces (épluché)</text:span></text:p>
      <text:p text:style-name="P4"/>
      <text:p text:style-name="P2">  <text:span text:style-name="T8">const</text:span><text:span text:style-name="T17"> [</text:span><text:span text:style-name="T10">countJuice</text:span><text:span text:style-name="T17">, </text:span><text:span text:style-name="T10">setCountJuice</text:span><text:span text:style-name="T17">] </text:span><text:span text:style-name="T12">=</text:span><text:span text:style-name="T17"> </text:span><text:span text:style-name="T14">useState</text:span><text:span text:style-name="T17">(</text:span><text:span text:style-name="T6">''</text:span><text:span text:style-name="T17">)</text:span></text:p>
      <text:p text:style-name="P2">  <text:span text:style-name="T8">const</text:span><text:span text:style-name="T17"> [</text:span><text:span text:style-name="T10">volMl</text:span><text:span text:style-name="T17">, </text:span><text:span text:style-name="T10">setVolMl</text:span><text:span text:style-name="T17">] </text:span><text:span text:style-name="T12">=</text:span><text:span text:style-name="T17"> </text:span><text:span text:style-name="T14">useState</text:span><text:span text:style-name="T17">(</text:span><text:span text:style-name="T6">''</text:span><text:span text:style-name="T17">)</text:span></text:p>
      <text:p text:style-name="P4"/>
      <text:p text:style-name="P2">  <text:span text:style-name="T8">const</text:span><text:span text:style-name="T17"> [</text:span><text:span text:style-name="T10">lengthCm</text:span><text:span text:style-name="T17">, </text:span><text:span text:style-name="T10">setLengthCm</text:span><text:span text:style-name="T17">] </text:span><text:span text:style-name="T12">=</text:span><text:span text:style-name="T17"> </text:span><text:span text:style-name="T14">useState</text:span><text:span text:style-name="T17">(</text:span><text:span text:style-name="T6">''</text:span><text:span text:style-name="T17">)</text:span></text:p>
      <text:p text:style-name="P2">  <text:span text:style-name="T8">const</text:span><text:span text:style-name="T17"> [</text:span><text:span text:style-name="T10">lenWeightG</text:span><text:span text:style-name="T17">, </text:span><text:span text:style-name="T10">setLenWeightG</text:span><text:span text:style-name="T17">] </text:span><text:span text:style-name="T12">=</text:span><text:span text:style-name="T17"> </text:span><text:span text:style-name="T14">useState</text:span><text:span text:style-name="T17">(</text:span><text:span text:style-name="T6">''</text:span><text:span text:style-name="T17">)</text:span></text:p>
      <text:p text:style-name="P4"/>
      <text:p text:style-name="P2">  <text:span text:style-name="T8">const</text:span><text:span text:style-name="T17"> [</text:span><text:span text:style-name="T10">tsp</text:span><text:span text:style-name="T17">, </text:span><text:span text:style-name="T10">setTsp</text:span><text:span text:style-name="T17">] </text:span><text:span text:style-name="T12">=</text:span><text:span text:style-name="T17"> </text:span><text:span text:style-name="T14">useState</text:span><text:span text:style-name="T17">(</text:span><text:span text:style-name="T6">''</text:span><text:span text:style-name="T17">)</text:span></text:p>
      <text:p text:style-name="P2">  <text:span text:style-name="T8">const</text:span><text:span text:style-name="T17"> [</text:span><text:span text:style-name="T10">tbsp</text:span><text:span text:style-name="T17">, </text:span><text:span text:style-name="T10">setTbsp</text:span><text:span text:style-name="T17">] </text:span><text:span text:style-name="T12">=</text:span><text:span text:style-name="T17"> </text:span><text:span text:style-name="T14">useState</text:span><text:span text:style-name="T17">(</text:span><text:span text:style-name="T6">''</text:span><text:span text:style-name="T17">)</text:span></text:p>
      <text:p text:style-name="P2">  <text:span text:style-name="T8">const</text:span><text:span text:style-name="T17"> [</text:span><text:span text:style-name="T10">weightToSpoons</text:span><text:span text:style-name="T17">, </text:span><text:span text:style-name="T10">setWeightToSpoons</text:span><text:span text:style-name="T17">] </text:span><text:span text:style-name="T12">=</text:span><text:span text:style-name="T17"> </text:span><text:span text:style-name="T14">useState</text:span><text:span text:style-name="T17">(</text:span><text:span text:style-name="T6">''</text:span><text:span text:style-name="T17">)</text:span></text:p>
      <text:p text:style-name="P4"/>
      <text:p text:style-name="P2">  <text:span text:style-name="T25">// Constantes utiles</text:span></text:p>
      <text:p text:style-name="P2">  <text:span text:style-name="T8">const</text:span><text:span text:style-name="T17"> </text:span><text:span text:style-name="T10">density</text:span><text:span text:style-name="T17"> </text:span><text:span text:style-name="T12">=</text:span><text:span text:style-name="T17"> </text:span><text:span text:style-name="T4">d</text:span><text:span text:style-name="T17">.</text:span><text:span text:style-name="T4">density_g_ml</text:span><text:span text:style-name="T17"> </text:span><text:span text:style-name="T12">??</text:span><text:span text:style-name="T17"> </text:span><text:span text:style-name="T19">1</text:span></text:p>
      <text:p text:style-name="P2">  <text:span text:style-name="T8">const</text:span><text:span text:style-name="T17"> </text:span><text:span text:style-name="T10">tsp_g</text:span><text:span text:style-name="T17"> </text:span><text:span text:style-name="T12">=</text:span><text:span text:style-name="T17"> </text:span><text:span text:style-name="T4">d</text:span><text:span text:style-name="T17">.</text:span><text:span text:style-name="T4">tsp_g</text:span><text:span text:style-name="T17"> </text:span><text:span text:style-name="T12">??</text:span><text:span text:style-name="T17"> (</text:span><text:span text:style-name="T4">d</text:span><text:span text:style-name="T17">.</text:span><text:span text:style-name="T4">tbsp_g</text:span><text:span text:style-name="T17"> </text:span><text:span text:style-name="T12">?</text:span><text:span text:style-name="T17"> </text:span><text:span text:style-name="T4">d</text:span><text:span text:style-name="T17">.</text:span><text:span text:style-name="T4">tbsp_g</text:span><text:span text:style-name="T17"> </text:span><text:span text:style-name="T12">/</text:span><text:span text:style-name="T17"> </text:span><text:span text:style-name="T19">3</text:span><text:span text:style-name="T17"> </text:span><text:span text:style-name="T12">:</text:span><text:span text:style-name="T17"> </text:span><text:span text:style-name="T8">null</text:span><text:span text:style-name="T17">)</text:span></text:p>
      <text:p text:style-name="P2">  <text:span text:style-name="T8">const</text:span><text:span text:style-name="T17"> </text:span><text:span text:style-name="T10">tbsp_g</text:span><text:span text:style-name="T17"> </text:span><text:span text:style-name="T12">=</text:span><text:span text:style-name="T17"> </text:span><text:span text:style-name="T4">d</text:span><text:span text:style-name="T17">.</text:span><text:span text:style-name="T4">tbsp_g</text:span><text:span text:style-name="T17"> </text:span><text:span text:style-name="T12">??</text:span><text:span text:style-name="T17"> (</text:span><text:span text:style-name="T4">tsp_g</text:span><text:span text:style-name="T17"> </text:span><text:span text:style-name="T12">?</text:span><text:span text:style-name="T17"> </text:span><text:span text:style-name="T4">tsp_g</text:span><text:span text:style-name="T17"> </text:span><text:span text:style-name="T12">*</text:span><text:span text:style-name="T17"> </text:span><text:span text:style-name="T19">3</text:span><text:span text:style-name="T17"> </text:span><text:span text:style-name="T12">:</text:span><text:span text:style-name="T17"> </text:span><text:span text:style-name="T8">null</text:span><text:span text:style-name="T17">)</text:span></text:p>
      <text:p text:style-name="P4"/>
      <text:p text:style-name="P2">  <text:span text:style-name="T25">// Calculs courants</text:span></text:p>
      <text:p text:style-name="P2">  <text:span text:style-name="T8">const</text:span><text:span text:style-name="T17"> </text:span><text:span text:style-name="T10">weightNonEpluche</text:span><text:span text:style-name="T17"> </text:span><text:span text:style-name="T12">=</text:span><text:span text:style-name="T17"> </text:span><text:span text:style-name="T14">num</text:span><text:span text:style-name="T17">(</text:span><text:span text:style-name="T4">countRaw</text:span><text:span text:style-name="T17">) </text:span><text:span text:style-name="T12">*</text:span><text:span text:style-name="T17"> (</text:span><text:span text:style-name="T4">d</text:span><text:span text:style-name="T17">.</text:span><text:span text:style-name="T4">avg_unit_g</text:span><text:span text:style-name="T17"> </text:span><text:span text:style-name="T12">||</text:span><text:span text:style-name="T17"> </text:span><text:span text:style-name="T19">0</text:span><text:span text:style-name="T17">)</text:span></text:p>
      <text:p text:style-name="P2">  <text:span text:style-name="T8">const</text:span><text:span text:style-name="T17"> </text:span><text:span text:style-name="T10">weightEpluche</text:span><text:span text:style-name="T17"> </text:span><text:span text:style-name="T12">=</text:span><text:span text:style-name="T17"> </text:span><text:span text:style-name="T4">d</text:span><text:span text:style-name="T17">.</text:span><text:span text:style-name="T4">peeled_yield</text:span></text:p>
      <text:p text:style-name="P2">    <text:span text:style-name="T12">?</text:span><text:span text:style-name="T17"> </text:span><text:span text:style-name="T4">Math</text:span><text:span text:style-name="T17">.</text:span><text:span text:style-name="T14">round</text:span><text:span text:style-name="T17">(</text:span><text:span text:style-name="T14">num</text:span><text:span text:style-name="T17">(</text:span><text:span text:style-name="T4">countPeeled</text:span><text:span text:style-name="T17">) </text:span><text:span text:style-name="T12">*</text:span><text:span text:style-name="T17"> (</text:span><text:span text:style-name="T4">d</text:span><text:span text:style-name="T17">.</text:span><text:span text:style-name="T4">avg_unit_g</text:span><text:span text:style-name="T17"> </text:span><text:span text:style-name="T12">||</text:span><text:span text:style-name="T17"> </text:span><text:span text:style-name="T19">0</text:span><text:span text:style-name="T17">) </text:span><text:span text:style-name="T12">*</text:span><text:span text:style-name="T17"> </text:span><text:span text:style-name="T4">d</text:span><text:span text:style-name="T17">.</text:span><text:span text:style-name="T4">peeled_yield</text:span><text:span text:style-name="T17">)</text:span></text:p>
      <text:p text:style-name="P2">    <text:span text:style-name="T12">:</text:span><text:span text:style-name="T17"> </text:span><text:span text:style-name="T8">null</text:span></text:p>
      <text:p text:style-name="P4"/>
      <text:p text:style-name="P2">  <text:span text:style-name="T2">return</text:span><text:span text:style-name="T17"> (</text:span></text:p>
      <text:p text:style-name="P2">    <text:span text:style-name="T24">&lt;</text:span><text:span text:style-name="T16">View</text:span><text:span text:style-name="T17"> </text:span><text:span text:style-name="T4">style</text:span><text:span text:style-name="T12">=</text:span><text:span text:style-name="T8">{</text:span><text:span text:style-name="T4">st</text:span><text:span text:style-name="T12">.</text:span><text:span text:style-name="T4">card</text:span><text:span text:style-name="T8">}</text:span><text:span text:style-name="T24">&gt;</text:span></text:p>
      <text:p text:style-name="P2">      <text:span text:style-name="T24">&lt;</text:span><text:span text:style-name="T16">Text</text:span><text:span text:style-name="T17"> </text:span><text:span text:style-name="T4">style</text:span><text:span text:style-name="T12">=</text:span><text:span text:style-name="T8">{</text:span><text:span text:style-name="T4">st</text:span><text:span text:style-name="T12">.</text:span><text:span text:style-name="T4">h2</text:span><text:span text:style-name="T8">}</text:span><text:span text:style-name="T24">&gt;</text:span><text:span text:style-name="T8">{</text:span><text:span text:style-name="T4">d</text:span><text:span text:style-name="T12">.</text:span><text:span text:style-name="T4">label</text:span><text:span text:style-name="T8">}</text:span><text:span text:style-name="T24">&lt;/</text:span><text:span text:style-name="T16">Text</text:span><text:span text:style-name="T24">&gt;</text:span></text:p>
      <text:p text:style-name="P4"/>
      <text:p text:style-name="P2">      <text:span text:style-name="T8">{</text:span><text:span text:style-name="T25">/* Infos clés */</text:span><text:span text:style-name="T8">}</text:span></text:p>
      <text:p text:style-name="P2">      <text:span text:style-name="T8">{</text:span><text:span text:style-name="T12">(</text:span><text:span text:style-name="T4">d</text:span><text:span text:style-name="T12">.</text:span><text:span text:style-name="T4">avg_unit_g</text:span><text:span text:style-name="T12"> || </text:span><text:span text:style-name="T4">d</text:span><text:span text:style-name="T12">.</text:span><text:span text:style-name="T4">peeled_yield</text:span><text:span text:style-name="T12"> || </text:span><text:span text:style-name="T4">d</text:span><text:span text:style-name="T12">.</text:span><text:span text:style-name="T4">juice_ml_per_unit</text:span><text:span text:style-name="T12">) &amp;&amp; (</text:span></text:p>
      <text:p text:style-name="P2"><text:span text:style-name="T11">        </text:span><text:span text:style-name="T24">&lt;</text:span><text:span text:style-name="T16">View</text:span><text:span text:style-name="T12"> </text:span><text:span text:style-name="T4">style</text:span><text:span text:style-name="T12">=</text:span><text:span text:style-name="T8">{</text:span><text:span text:style-name="T4">st</text:span><text:span text:style-name="T12">.</text:span><text:span text:style-name="T4">section</text:span><text:span text:style-name="T8">}</text:span><text:span text:style-name="T24">&gt;</text:span></text:p>
      <text:p text:style-name="P2"><text:span text:style-name="T11">          </text:span><text:span text:style-name="T24">&lt;</text:span><text:span text:style-name="T16">Text</text:span><text:span text:style-name="T12"> </text:span><text:span text:style-name="T4">style</text:span><text:span text:style-name="T12">=</text:span><text:span text:style-name="T8">{</text:span><text:span text:style-name="T4">st</text:span><text:span text:style-name="T12">.</text:span><text:span text:style-name="T4">sTitle</text:span><text:span text:style-name="T8">}</text:span><text:span text:style-name="T24">&gt;</text:span><text:span text:style-name="T12">Infos clés</text:span><text:span text:style-name="T24">&lt;/</text:span><text:span text:style-name="T16">Text</text:span><text:span text:style-name="T24">&gt;</text:span></text:p>
      <text:p text:style-name="P2"><text:span text:style-name="T11">          </text:span><text:span text:style-name="T8">{</text:span><text:span text:style-name="T4">d</text:span><text:span text:style-name="T12">.</text:span><text:span text:style-name="T4">avg_unit_g</text:span><text:span text:style-name="T12"> ? </text:span><text:span text:style-name="T24">&lt;</text:span><text:span text:style-name="T16">Row</text:span><text:span text:style-name="T12"> </text:span><text:span text:style-name="T4">left</text:span><text:span text:style-name="T12">=</text:span><text:span text:style-name="T6">"Poids moyen (1 pièce)"</text:span><text:span text:style-name="T12"> </text:span><text:span text:style-name="T4">right</text:span><text:span text:style-name="T12">=</text:span><text:span text:style-name="T8">{</text:span><text:span text:style-name="T6">`</text:span><text:span text:style-name="T8">${</text:span><text:span text:style-name="T14">fmt</text:span><text:span text:style-name="T12">(</text:span><text:span text:style-name="T4">d</text:span><text:span text:style-name="T12">.</text:span><text:span text:style-name="T4">avg_unit_g</text:span><text:span text:style-name="T12">)</text:span><text:span text:style-name="T8">}</text:span><text:span text:style-name="T6"> g`</text:span><text:span text:style-name="T8">}</text:span><text:span text:style-name="T12"> </text:span><text:span text:style-name="T24">/&gt;</text:span><text:span text:style-name="T12"> : </text:span><text:span text:style-name="T8">null}</text:span></text:p>
      <text:p text:style-name="P2"><text:span text:style-name="T11">          </text:span><text:span text:style-name="T8">{</text:span><text:span text:style-name="T4">d</text:span><text:span text:style-name="T12">.</text:span><text:span text:style-name="T4">peeled_yield</text:span><text:span text:style-name="T12"> &amp;&amp; </text:span><text:span text:style-name="T4">d</text:span><text:span text:style-name="T12">.</text:span><text:span text:style-name="T4">avg_unit_g</text:span></text:p>
      <text:p text:style-name="P2"><text:span text:style-name="T11">            </text:span><text:span text:style-name="T12">? </text:span><text:span text:style-name="T24">&lt;</text:span><text:span text:style-name="T16">Row</text:span><text:span text:style-name="T12"> </text:span><text:span text:style-name="T4">left</text:span><text:span text:style-name="T12">=</text:span><text:span text:style-name="T8">{</text:span><text:span text:style-name="T6">`Poids épluché (×</text:span><text:span text:style-name="T8">${</text:span><text:span text:style-name="T14">fmt</text:span><text:span text:style-name="T12">(</text:span><text:span text:style-name="T4">d</text:span><text:span text:style-name="T12">.</text:span><text:span text:style-name="T4">peeled_yield</text:span><text:span text:style-name="T12">)</text:span><text:span text:style-name="T8">}</text:span><text:span text:style-name="T6">)`</text:span><text:span text:style-name="T8">}</text:span><text:span text:style-name="T12"> </text:span><text:span text:style-name="T4">right</text:span><text:span text:style-name="T12">=</text:span><text:span text:style-name="T8">{</text:span><text:span text:style-name="T6">`</text:span><text:span text:style-name="T8">${</text:span><text:span text:style-name="T14">fmt</text:span><text:span text:style-name="T12">(</text:span><text:span text:style-name="T4">d</text:span><text:span text:style-name="T12">.</text:span><text:span text:style-name="T4">avg_unit_g</text:span><text:span text:style-name="T12"> * </text:span><text:span text:style-name="T4">d</text:span><text:span text:style-name="T12">.</text:span><text:span text:style-name="T4">peeled_yield</text:span><text:span text:style-name="T12">)</text:span><text:span text:style-name="T8">}</text:span><text:span text:style-name="T6"> g`</text:span><text:span text:style-name="T8">}</text:span><text:span text:style-name="T12"> </text:span><text:span text:style-name="T24">/&gt;</text:span></text:p>
      <text:p text:style-name="P2"><text:span text:style-name="T11">            </text:span><text:span text:style-name="T12">: </text:span><text:span text:style-name="T8">null}</text:span></text:p>
      <text:p text:style-name="P4"/>
      <text:p text:style-name="P2"><text:soft-page-break/><text:span text:style-name="T11">          </text:span><text:span text:style-name="T8">{</text:span><text:span text:style-name="T4">d</text:span><text:span text:style-name="T12">.</text:span><text:span text:style-name="T4">juice_ml_per_unit</text:span></text:p>
      <text:p text:style-name="P2"><text:span text:style-name="T11">            </text:span><text:span text:style-name="T12">? </text:span><text:span text:style-name="T24">&lt;</text:span><text:span text:style-name="T16">Row</text:span><text:span text:style-name="T12"> </text:span><text:span text:style-name="T4">left</text:span><text:span text:style-name="T12">=</text:span><text:span text:style-name="T6">"Jus moyen (1 pièce)"</text:span><text:span text:style-name="T12"> </text:span><text:span text:style-name="T4">right</text:span><text:span text:style-name="T12">=</text:span><text:span text:style-name="T8">{</text:span><text:span text:style-name="T6">`</text:span><text:span text:style-name="T8">${</text:span><text:span text:style-name="T14">fmt</text:span><text:span text:style-name="T12">(</text:span><text:span text:style-name="T4">d</text:span><text:span text:style-name="T12">.</text:span><text:span text:style-name="T4">juice_ml_per_unit</text:span><text:span text:style-name="T12">)</text:span><text:span text:style-name="T8">}</text:span><text:span text:style-name="T6"> ml (≈ </text:span><text:span text:style-name="T8">${</text:span><text:span text:style-name="T14">fmt</text:span><text:span text:style-name="T12">(</text:span><text:span text:style-name="T4">d</text:span><text:span text:style-name="T12">.</text:span><text:span text:style-name="T4">juice_ml_per_unit</text:span><text:span text:style-name="T12"> * </text:span><text:span text:style-name="T4">density</text:span><text:span text:style-name="T12">)</text:span><text:span text:style-name="T8">}</text:span><text:span text:style-name="T6"> g)`</text:span><text:span text:style-name="T8">}</text:span><text:span text:style-name="T12"> </text:span><text:span text:style-name="T24">/&gt;</text:span></text:p>
      <text:p text:style-name="P2"><text:span text:style-name="T11">            </text:span><text:span text:style-name="T12">: </text:span><text:span text:style-name="T8">null}</text:span></text:p>
      <text:p text:style-name="P2"><text:span text:style-name="T11">        </text:span><text:span text:style-name="T24">&lt;/</text:span><text:span text:style-name="T16">View</text:span><text:span text:style-name="T24">&gt;</text:span></text:p>
      <text:p text:style-name="P2"><text:span text:style-name="T11">      </text:span><text:span text:style-name="T12">)</text:span><text:span text:style-name="T8">}</text:span></text:p>
      <text:p text:style-name="P4"/>
      <text:p text:style-name="P2">      <text:span text:style-name="T8">{</text:span><text:span text:style-name="T25">/* 1) Quantité ↔ Poids (non épluché / épluché) */</text:span><text:span text:style-name="T8">}</text:span></text:p>
      <text:p text:style-name="P2">      <text:span text:style-name="T8">{</text:span><text:span text:style-name="T4">d</text:span><text:span text:style-name="T12">.</text:span><text:span text:style-name="T4">avg_unit_g</text:span><text:span text:style-name="T12"> ? (</text:span></text:p>
      <text:p text:style-name="P2"><text:span text:style-name="T11">        </text:span><text:span text:style-name="T24">&lt;</text:span><text:span text:style-name="T16">View</text:span><text:span text:style-name="T12"> </text:span><text:span text:style-name="T4">style</text:span><text:span text:style-name="T12">=</text:span><text:span text:style-name="T8">{</text:span><text:span text:style-name="T4">st</text:span><text:span text:style-name="T12">.</text:span><text:span text:style-name="T4">section</text:span><text:span text:style-name="T8">}</text:span><text:span text:style-name="T24">&gt;</text:span></text:p>
      <text:p text:style-name="P2"><text:span text:style-name="T11">          </text:span><text:span text:style-name="T24">&lt;</text:span><text:span text:style-name="T16">Text</text:span><text:span text:style-name="T12"> </text:span><text:span text:style-name="T4">style</text:span><text:span text:style-name="T12">=</text:span><text:span text:style-name="T8">{</text:span><text:span text:style-name="T4">st</text:span><text:span text:style-name="T12">.</text:span><text:span text:style-name="T4">sTitle</text:span><text:span text:style-name="T8">}</text:span><text:span text:style-name="T24">&gt;</text:span></text:p>
      <text:p text:style-name="P2"><text:span text:style-name="T11">            </text:span><text:span text:style-name="T12">Quantité </text:span><text:span text:style-name="T24">&lt;</text:span><text:span text:style-name="T16">Text</text:span><text:span text:style-name="T12"> </text:span><text:span text:style-name="T4">style</text:span><text:span text:style-name="T12">=</text:span><text:span text:style-name="T8">{</text:span><text:span text:style-name="T4">st</text:span><text:span text:style-name="T12">.</text:span><text:span text:style-name="T4">arrow</text:span><text:span text:style-name="T8">}</text:span><text:span text:style-name="T24">&gt;</text:span><text:span text:style-name="T12">⇆</text:span><text:span text:style-name="T24">&lt;/</text:span><text:span text:style-name="T16">Text</text:span><text:span text:style-name="T24">&gt;</text:span><text:span text:style-name="T12"> Poids</text:span></text:p>
      <text:p text:style-name="P2"><text:span text:style-name="T11">          </text:span><text:span text:style-name="T24">&lt;/</text:span><text:span text:style-name="T16">Text</text:span><text:span text:style-name="T24">&gt;</text:span></text:p>
      <text:p text:style-name="P4"/>
      <text:p text:style-name="P2"><text:span text:style-name="T11">          </text:span><text:span text:style-name="T24">&lt;</text:span><text:span text:style-name="T16">TextInput</text:span></text:p>
      <text:p text:style-name="P2"><text:span text:style-name="T11">            </text:span><text:span text:style-name="T4">style</text:span><text:span text:style-name="T12">=</text:span><text:span text:style-name="T8">{</text:span><text:span text:style-name="T4">st</text:span><text:span text:style-name="T12">.</text:span><text:span text:style-name="T4">input</text:span><text:span text:style-name="T8">}</text:span></text:p>
      <text:p text:style-name="P2"><text:span text:style-name="T11">            </text:span><text:span text:style-name="T4">keyboardType</text:span><text:span text:style-name="T12">=</text:span><text:span text:style-name="T6">"numeric"</text:span></text:p>
      <text:p text:style-name="P2"><text:span text:style-name="T11">            </text:span><text:span text:style-name="T4">value</text:span><text:span text:style-name="T12">=</text:span><text:span text:style-name="T8">{</text:span><text:span text:style-name="T4">countRaw</text:span><text:span text:style-name="T8">}</text:span></text:p>
      <text:p text:style-name="P2"><text:span text:style-name="T11">            </text:span><text:span text:style-name="T4">onChangeText</text:span><text:span text:style-name="T12">=</text:span><text:span text:style-name="T8">{</text:span><text:span text:style-name="T4">setCountRaw</text:span><text:span text:style-name="T8">}</text:span></text:p>
      <text:p text:style-name="P2"><text:span text:style-name="T11">            </text:span><text:span text:style-name="T4">placeholder</text:span><text:span text:style-name="T12">=</text:span><text:span text:style-name="T6">"Nombre de pièces (ex: 3)"</text:span></text:p>
      <text:p text:style-name="P2"><text:span text:style-name="T11">            </text:span><text:span text:style-name="T4">placeholderTextColor</text:span><text:span text:style-name="T12">=</text:span><text:span text:style-name="T6">"#ff8fcd"</text:span></text:p>
      <text:p text:style-name="P2"><text:span text:style-name="T11">          </text:span><text:span text:style-name="T24">/&gt;</text:span></text:p>
      <text:p text:style-name="P2"><text:span text:style-name="T11">          </text:span><text:span text:style-name="T8">{</text:span><text:span text:style-name="T25">/* Seulement ces deux lignes demandées */</text:span><text:span text:style-name="T8">}</text:span></text:p>
      <text:p text:style-name="P2"><text:span text:style-name="T11">          </text:span><text:span text:style-name="T24">&lt;</text:span><text:span text:style-name="T16">Row</text:span><text:span text:style-name="T12"> </text:span><text:span text:style-name="T4">left</text:span><text:span text:style-name="T12">=</text:span><text:span text:style-name="T6">"Poids non épluché"</text:span><text:span text:style-name="T12"> </text:span><text:span text:style-name="T4">right</text:span><text:span text:style-name="T12">=</text:span><text:span text:style-name="T8">{</text:span><text:span text:style-name="T6">`</text:span><text:span text:style-name="T8">${</text:span><text:span text:style-name="T14">fmt</text:span><text:span text:style-name="T12">(</text:span><text:span text:style-name="T4">weightNonEpluche</text:span><text:span text:style-name="T12">)</text:span><text:span text:style-name="T8">}</text:span><text:span text:style-name="T6"> g`</text:span><text:span text:style-name="T8">}</text:span><text:span text:style-name="T12"> </text:span><text:span text:style-name="T24">/&gt;</text:span></text:p>
      <text:p text:style-name="P4"/>
      <text:p text:style-name="P2"><text:span text:style-name="T11">          </text:span><text:span text:style-name="T8">{</text:span><text:span text:style-name="T4">d</text:span><text:span text:style-name="T12">.</text:span><text:span text:style-name="T4">peeled_yield</text:span><text:span text:style-name="T12"> ? (</text:span></text:p>
      <text:p text:style-name="P2"><text:span text:style-name="T11">            </text:span><text:span text:style-name="T24">&lt;&gt;</text:span></text:p>
      <text:p text:style-name="P2"><text:span text:style-name="T11">              </text:span><text:span text:style-name="T24">&lt;</text:span><text:span text:style-name="T16">TextInput</text:span></text:p>
      <text:p text:style-name="P2"><text:span text:style-name="T11">                </text:span><text:span text:style-name="T4">style</text:span><text:span text:style-name="T12">=</text:span><text:span text:style-name="T8">{</text:span><text:span text:style-name="T4">st</text:span><text:span text:style-name="T12">.</text:span><text:span text:style-name="T4">input</text:span><text:span text:style-name="T8">}</text:span></text:p>
      <text:p text:style-name="P2"><text:span text:style-name="T11">                </text:span><text:span text:style-name="T4">keyboardType</text:span><text:span text:style-name="T12">=</text:span><text:span text:style-name="T6">"numeric"</text:span></text:p>
      <text:p text:style-name="P2"><text:span text:style-name="T11">                </text:span><text:span text:style-name="T4">value</text:span><text:span text:style-name="T12">=</text:span><text:span text:style-name="T8">{</text:span><text:span text:style-name="T4">countPeeled</text:span><text:span text:style-name="T8">}</text:span></text:p>
      <text:p text:style-name="P2"><text:span text:style-name="T11">                </text:span><text:span text:style-name="T4">onChangeText</text:span><text:span text:style-name="T12">=</text:span><text:span text:style-name="T8">{</text:span><text:span text:style-name="T4">setCountPeeled</text:span><text:span text:style-name="T8">}</text:span></text:p>
      <text:p text:style-name="P2"><text:span text:style-name="T11">                </text:span><text:span text:style-name="T4">placeholder</text:span><text:span text:style-name="T12">=</text:span><text:span text:style-name="T6">"Nombre de pièces (épluchées)"</text:span></text:p>
      <text:p text:style-name="P2"><text:span text:style-name="T11">                </text:span><text:span text:style-name="T4">placeholderTextColor</text:span><text:span text:style-name="T12">=</text:span><text:span text:style-name="T6">"#ff8fcd"</text:span></text:p>
      <text:p text:style-name="P2"><text:span text:style-name="T11">              </text:span><text:span text:style-name="T24">/&gt;</text:span></text:p>
      <text:p text:style-name="P2"><text:span text:style-name="T11">              </text:span><text:span text:style-name="T24">&lt;</text:span><text:span text:style-name="T16">Row</text:span><text:span text:style-name="T12"> </text:span><text:span text:style-name="T4">left</text:span><text:span text:style-name="T12">=</text:span><text:span text:style-name="T6">"Poids épluché"</text:span><text:span text:style-name="T12"> </text:span><text:span text:style-name="T4">right</text:span><text:span text:style-name="T12">=</text:span><text:span text:style-name="T8">{</text:span><text:span text:style-name="T6">`</text:span><text:span text:style-name="T8">${</text:span><text:span text:style-name="T14">fmt</text:span><text:span text:style-name="T12">(</text:span><text:span text:style-name="T4">weightEpluche</text:span><text:span text:style-name="T12"> || </text:span><text:span text:style-name="T19">0</text:span><text:span text:style-name="T12">)</text:span><text:span text:style-name="T8">}</text:span><text:span text:style-name="T6"> g`</text:span><text:span text:style-name="T8">}</text:span><text:span text:style-name="T12"> </text:span><text:span text:style-name="T24">/&gt;</text:span></text:p>
      <text:p text:style-name="P2"><text:span text:style-name="T11">            </text:span><text:span text:style-name="T24">&lt;/&gt;</text:span></text:p>
      <text:p text:style-name="P2"><text:span text:style-name="T11">          </text:span><text:span text:style-name="T12">) : </text:span><text:span text:style-name="T8">null}</text:span></text:p>
      <text:p text:style-name="P2"><text:span text:style-name="T11">        </text:span><text:span text:style-name="T24">&lt;/</text:span><text:span text:style-name="T16">View</text:span><text:span text:style-name="T24">&gt;</text:span></text:p>
      <text:p text:style-name="P2"><text:span text:style-name="T11">      </text:span><text:span text:style-name="T12">) : </text:span><text:span text:style-name="T8">null}</text:span></text:p>
      <text:p text:style-name="P4"/>
      <text:p text:style-name="P2">      <text:span text:style-name="T8">{</text:span><text:span text:style-name="T25">/* 2) Quantité ↔ Jus */</text:span><text:span text:style-name="T8">}</text:span></text:p>
      <text:p text:style-name="P2">      <text:span text:style-name="T8">{</text:span><text:span text:style-name="T4">d</text:span><text:span text:style-name="T12">.</text:span><text:span text:style-name="T4">juice_ml_per_unit</text:span><text:span text:style-name="T12"> ? (</text:span></text:p>
      <text:p text:style-name="P2"><text:span text:style-name="T11">        </text:span><text:span text:style-name="T24">&lt;</text:span><text:span text:style-name="T16">View</text:span><text:span text:style-name="T12"> </text:span><text:span text:style-name="T4">style</text:span><text:span text:style-name="T12">=</text:span><text:span text:style-name="T8">{</text:span><text:span text:style-name="T4">st</text:span><text:span text:style-name="T12">.</text:span><text:span text:style-name="T4">section</text:span><text:span text:style-name="T8">}</text:span><text:span text:style-name="T24">&gt;</text:span></text:p>
      <text:p text:style-name="P2"><text:span text:style-name="T11">          </text:span><text:span text:style-name="T24">&lt;</text:span><text:span text:style-name="T16">Text</text:span><text:span text:style-name="T12"> </text:span><text:span text:style-name="T4">style</text:span><text:span text:style-name="T12">=</text:span><text:span text:style-name="T8">{</text:span><text:span text:style-name="T4">st</text:span><text:span text:style-name="T12">.</text:span><text:span text:style-name="T4">sTitle</text:span><text:span text:style-name="T8">}</text:span><text:span text:style-name="T24">&gt;</text:span></text:p>
      <text:p text:style-name="P2"><text:span text:style-name="T11">            </text:span><text:span text:style-name="T12">Quantité </text:span><text:span text:style-name="T24">&lt;</text:span><text:span text:style-name="T16">Text</text:span><text:span text:style-name="T12"> </text:span><text:span text:style-name="T4">style</text:span><text:span text:style-name="T12">=</text:span><text:span text:style-name="T8">{</text:span><text:span text:style-name="T4">st</text:span><text:span text:style-name="T12">.</text:span><text:span text:style-name="T4">arrow</text:span><text:span text:style-name="T8">}</text:span><text:span text:style-name="T24">&gt;</text:span><text:span text:style-name="T12">⇆</text:span><text:span text:style-name="T24">&lt;/</text:span><text:span text:style-name="T16">Text</text:span><text:span text:style-name="T24">&gt;</text:span><text:span text:style-name="T12"> Jus</text:span></text:p>
      <text:p text:style-name="P2"><text:span text:style-name="T11">          </text:span><text:span text:style-name="T24">&lt;/</text:span><text:span text:style-name="T16">Text</text:span><text:span text:style-name="T24">&gt;</text:span></text:p>
      <text:p text:style-name="P4"/>
      <text:p text:style-name="P2"><text:span text:style-name="T11">          </text:span><text:span text:style-name="T24">&lt;</text:span><text:span text:style-name="T16">TextInput</text:span></text:p>
      <text:p text:style-name="P2"><text:span text:style-name="T11">            </text:span><text:span text:style-name="T4">style</text:span><text:span text:style-name="T12">=</text:span><text:span text:style-name="T8">{</text:span><text:span text:style-name="T4">st</text:span><text:span text:style-name="T12">.</text:span><text:span text:style-name="T4">input</text:span><text:span text:style-name="T8">}</text:span></text:p>
      <text:p text:style-name="P2"><text:span text:style-name="T11">            </text:span><text:span text:style-name="T4">keyboardType</text:span><text:span text:style-name="T12">=</text:span><text:span text:style-name="T6">"numeric"</text:span></text:p>
      <text:p text:style-name="P2"><text:span text:style-name="T11">            </text:span><text:span text:style-name="T4">value</text:span><text:span text:style-name="T12">=</text:span><text:span text:style-name="T8">{</text:span><text:span text:style-name="T4">countJuice</text:span><text:span text:style-name="T8">}</text:span></text:p>
      <text:p text:style-name="P2"><text:soft-page-break/><text:span text:style-name="T11">            </text:span><text:span text:style-name="T4">onChangeText</text:span><text:span text:style-name="T12">=</text:span><text:span text:style-name="T8">{</text:span><text:span text:style-name="T4">setCountJuice</text:span><text:span text:style-name="T8">}</text:span></text:p>
      <text:p text:style-name="P2"><text:span text:style-name="T11">            </text:span><text:span text:style-name="T4">placeholder</text:span><text:span text:style-name="T12">=</text:span><text:span text:style-name="T6">"Nombre de pièces (ex: 2 citrons)"</text:span></text:p>
      <text:p text:style-name="P2"><text:span text:style-name="T11">            </text:span><text:span text:style-name="T4">placeholderTextColor</text:span><text:span text:style-name="T12">=</text:span><text:span text:style-name="T6">"#ff8fcd"</text:span></text:p>
      <text:p text:style-name="P2"><text:span text:style-name="T11">          </text:span><text:span text:style-name="T24">/&gt;</text:span></text:p>
      <text:p text:style-name="P2"><text:span text:style-name="T11">          </text:span><text:span text:style-name="T24">&lt;</text:span><text:span text:style-name="T16">Row</text:span></text:p>
      <text:p text:style-name="P2"><text:span text:style-name="T11">            </text:span><text:span text:style-name="T4">left</text:span><text:span text:style-name="T12">=</text:span><text:span text:style-name="T6">"Volume"</text:span></text:p>
      <text:p text:style-name="P2"><text:span text:style-name="T11">            </text:span><text:span text:style-name="T4">right</text:span><text:span text:style-name="T12">=</text:span><text:span text:style-name="T8">{</text:span><text:span text:style-name="T6">`</text:span><text:span text:style-name="T8">${</text:span><text:span text:style-name="T14">fmt</text:span><text:span text:style-name="T12">(</text:span><text:span text:style-name="T14">num</text:span><text:span text:style-name="T12">(</text:span><text:span text:style-name="T4">countJuice</text:span><text:span text:style-name="T12">) * (</text:span><text:span text:style-name="T4">d</text:span><text:span text:style-name="T12">.</text:span><text:span text:style-name="T4">juice_ml_per_unit</text:span><text:span text:style-name="T12"> || </text:span><text:span text:style-name="T19">0</text:span><text:span text:style-name="T12">))</text:span><text:span text:style-name="T8">}</text:span><text:span text:style-name="T6"> ml  |  </text:span><text:span text:style-name="T8">${</text:span><text:span text:style-name="T14">fmt</text:span><text:span text:style-name="T12">(</text:span><text:span text:style-name="T14">num</text:span><text:span text:style-name="T12">(</text:span><text:span text:style-name="T4">countJuice</text:span><text:span text:style-name="T12">) * (</text:span><text:span text:style-name="T4">d</text:span><text:span text:style-name="T12">.</text:span><text:span text:style-name="T4">juice_ml_per_unit</text:span><text:span text:style-name="T12"> || </text:span><text:span text:style-name="T19">0</text:span><text:span text:style-name="T12">) / </text:span><text:span text:style-name="T19">10</text:span><text:span text:style-name="T12">)</text:span><text:span text:style-name="T8">}</text:span><text:span text:style-name="T6"> cl  |  </text:span><text:span text:style-name="T8">${</text:span><text:span text:style-name="T14">fmt</text:span><text:span text:style-name="T12">(</text:span><text:span text:style-name="T14">num</text:span><text:span text:style-name="T12">(</text:span><text:span text:style-name="T4">countJuice</text:span><text:span text:style-name="T12">) * (</text:span><text:span text:style-name="T4">d</text:span><text:span text:style-name="T12">.</text:span><text:span text:style-name="T4">juice_ml_per_unit</text:span><text:span text:style-name="T12"> || </text:span><text:span text:style-name="T19">0</text:span><text:span text:style-name="T12">) / </text:span><text:span text:style-name="T19">1000</text:span><text:span text:style-name="T12">)</text:span><text:span text:style-name="T8">}</text:span><text:span text:style-name="T6"> l`</text:span><text:span text:style-name="T8">}</text:span></text:p>
      <text:p text:style-name="P2"><text:span text:style-name="T11">          </text:span><text:span text:style-name="T24">/&gt;</text:span></text:p>
      <text:p text:style-name="P4"/>
      <text:p text:style-name="P2"><text:span text:style-name="T11">          </text:span><text:span text:style-name="T24">&lt;</text:span><text:span text:style-name="T16">TextInput</text:span></text:p>
      <text:p text:style-name="P2"><text:span text:style-name="T11">            </text:span><text:span text:style-name="T4">style</text:span><text:span text:style-name="T12">=</text:span><text:span text:style-name="T8">{</text:span><text:span text:style-name="T4">st</text:span><text:span text:style-name="T12">.</text:span><text:span text:style-name="T4">input</text:span><text:span text:style-name="T8">}</text:span></text:p>
      <text:p text:style-name="P2"><text:span text:style-name="T11">            </text:span><text:span text:style-name="T4">keyboardType</text:span><text:span text:style-name="T12">=</text:span><text:span text:style-name="T6">"numeric"</text:span></text:p>
      <text:p text:style-name="P2"><text:span text:style-name="T11">            </text:span><text:span text:style-name="T4">value</text:span><text:span text:style-name="T12">=</text:span><text:span text:style-name="T8">{</text:span><text:span text:style-name="T4">volMl</text:span><text:span text:style-name="T8">}</text:span></text:p>
      <text:p text:style-name="P2"><text:span text:style-name="T11">            </text:span><text:span text:style-name="T4">onChangeText</text:span><text:span text:style-name="T12">=</text:span><text:span text:style-name="T8">{</text:span><text:span text:style-name="T4">setVolMl</text:span><text:span text:style-name="T8">}</text:span></text:p>
      <text:p text:style-name="P2"><text:span text:style-name="T11">            </text:span><text:span text:style-name="T4">placeholder</text:span><text:span text:style-name="T12">=</text:span><text:span text:style-name="T6">"Volume ou poids voulu (ml ou g)"</text:span></text:p>
      <text:p text:style-name="P2"><text:span text:style-name="T11">            </text:span><text:span text:style-name="T4">placeholderTextColor</text:span><text:span text:style-name="T12">=</text:span><text:span text:style-name="T6">"#ff8fcd"</text:span></text:p>
      <text:p text:style-name="P2"><text:span text:style-name="T11">          </text:span><text:span text:style-name="T24">/&gt;</text:span></text:p>
      <text:p text:style-name="P2"><text:span text:style-name="T11">          </text:span><text:span text:style-name="T24">&lt;</text:span><text:span text:style-name="T16">Row</text:span><text:span text:style-name="T12"> </text:span><text:span text:style-name="T4">left</text:span><text:span text:style-name="T12">=</text:span><text:span text:style-name="T6">"Nombre de pièces estimé"</text:span><text:span text:style-name="T12"> </text:span><text:span text:style-name="T4">right</text:span><text:span text:style-name="T12">=</text:span><text:span text:style-name="T8">{</text:span><text:span text:style-name="T6">`</text:span><text:span text:style-name="T8">${</text:span><text:span text:style-name="T14">fmt</text:span><text:span text:style-name="T12">(</text:span><text:span text:style-name="T4">Math</text:span><text:span text:style-name="T12">.</text:span><text:span text:style-name="T14">ceil</text:span><text:span text:style-name="T12">(</text:span><text:span text:style-name="T14">num</text:span><text:span text:style-name="T12">(</text:span><text:span text:style-name="T4">volMl</text:span><text:span text:style-name="T12">) / (</text:span><text:span text:style-name="T4">d</text:span><text:span text:style-name="T12">.</text:span><text:span text:style-name="T4">juice_ml_per_unit</text:span><text:span text:style-name="T12"> || </text:span><text:span text:style-name="T19">1</text:span><text:span text:style-name="T12">)))</text:span><text:span text:style-name="T8">}</text:span><text:span text:style-name="T6"> `</text:span><text:span text:style-name="T8">}</text:span><text:span text:style-name="T12"> </text:span><text:span text:style-name="T24">/&gt;</text:span></text:p>
      <text:p text:style-name="P2"><text:span text:style-name="T11">          </text:span><text:span text:style-name="T8">{</text:span><text:span text:style-name="T25">/* Ligne 'Équivalent en grammes' supprimée */</text:span><text:span text:style-name="T8">}</text:span></text:p>
      <text:p text:style-name="P4"/>
      <text:p text:style-name="P2"><text:span text:style-name="T11">        </text:span><text:span text:style-name="T24">&lt;/</text:span><text:span text:style-name="T16">View</text:span><text:span text:style-name="T24">&gt;</text:span></text:p>
      <text:p text:style-name="P2"><text:span text:style-name="T11">      </text:span><text:span text:style-name="T12">) : </text:span><text:span text:style-name="T8">null}</text:span></text:p>
      <text:p text:style-name="P4"/>
      <text:p text:style-name="P2">      <text:span text:style-name="T8">{</text:span><text:span text:style-name="T25">/* 3) Taille ↔ Poids */</text:span><text:span text:style-name="T8">}</text:span></text:p>
      <text:p text:style-name="P2">      <text:span text:style-name="T8">{</text:span><text:span text:style-name="T4">d</text:span><text:span text:style-name="T12">.</text:span><text:span text:style-name="T4">lgth_g</text:span><text:span text:style-name="T12"> ? (</text:span></text:p>
      <text:p text:style-name="P2"><text:span text:style-name="T11">        </text:span><text:span text:style-name="T24">&lt;</text:span><text:span text:style-name="T16">View</text:span><text:span text:style-name="T12"> </text:span><text:span text:style-name="T4">style</text:span><text:span text:style-name="T12">=</text:span><text:span text:style-name="T8">{</text:span><text:span text:style-name="T4">st</text:span><text:span text:style-name="T12">.</text:span><text:span text:style-name="T4">section</text:span><text:span text:style-name="T8">}</text:span><text:span text:style-name="T24">&gt;</text:span></text:p>
      <text:p text:style-name="P2"><text:span text:style-name="T11">          </text:span><text:span text:style-name="T24">&lt;</text:span><text:span text:style-name="T16">Text</text:span><text:span text:style-name="T12"> </text:span><text:span text:style-name="T4">style</text:span><text:span text:style-name="T12">=</text:span><text:span text:style-name="T8">{</text:span><text:span text:style-name="T4">st</text:span><text:span text:style-name="T12">.</text:span><text:span text:style-name="T4">sTitle</text:span><text:span text:style-name="T8">}</text:span><text:span text:style-name="T24">&gt;</text:span></text:p>
      <text:p text:style-name="P2"><text:span text:style-name="T11">            </text:span><text:span text:style-name="T12">Taille </text:span><text:span text:style-name="T24">&lt;</text:span><text:span text:style-name="T16">Text</text:span><text:span text:style-name="T12"> </text:span><text:span text:style-name="T4">style</text:span><text:span text:style-name="T12">=</text:span><text:span text:style-name="T8">{</text:span><text:span text:style-name="T4">st</text:span><text:span text:style-name="T12">.</text:span><text:span text:style-name="T4">arrow</text:span><text:span text:style-name="T8">}</text:span><text:span text:style-name="T24">&gt;</text:span><text:span text:style-name="T12">⇆</text:span><text:span text:style-name="T24">&lt;/</text:span><text:span text:style-name="T16">Text</text:span><text:span text:style-name="T24">&gt;</text:span><text:span text:style-name="T12"> Poids</text:span></text:p>
      <text:p text:style-name="P2"><text:span text:style-name="T11">          </text:span><text:span text:style-name="T24">&lt;/</text:span><text:span text:style-name="T16">Text</text:span><text:span text:style-name="T24">&gt;</text:span></text:p>
      <text:p text:style-name="P4"/>
      <text:p text:style-name="P2"><text:span text:style-name="T11">          </text:span><text:span text:style-name="T24">&lt;</text:span><text:span text:style-name="T16">TextInput</text:span></text:p>
      <text:p text:style-name="P2"><text:span text:style-name="T11">            </text:span><text:span text:style-name="T4">style</text:span><text:span text:style-name="T12">=</text:span><text:span text:style-name="T8">{</text:span><text:span text:style-name="T4">st</text:span><text:span text:style-name="T12">.</text:span><text:span text:style-name="T4">input</text:span><text:span text:style-name="T8">}</text:span></text:p>
      <text:p text:style-name="P2"><text:span text:style-name="T11">            </text:span><text:span text:style-name="T4">keyboardType</text:span><text:span text:style-name="T12">=</text:span><text:span text:style-name="T6">"numeric"</text:span></text:p>
      <text:p text:style-name="P2"><text:span text:style-name="T11">            </text:span><text:span text:style-name="T4">value</text:span><text:span text:style-name="T12">=</text:span><text:span text:style-name="T8">{</text:span><text:span text:style-name="T4">lengthCm</text:span><text:span text:style-name="T8">}</text:span></text:p>
      <text:p text:style-name="P2"><text:span text:style-name="T11">            </text:span><text:span text:style-name="T4">onChangeText</text:span><text:span text:style-name="T12">=</text:span><text:span text:style-name="T8">{</text:span><text:span text:style-name="T4">setLengthCm</text:span><text:span text:style-name="T8">}</text:span></text:p>
      <text:p text:style-name="P2"><text:span text:style-name="T11">            </text:span><text:span text:style-name="T4">placeholder</text:span><text:span text:style-name="T12">=</text:span><text:span text:style-name="T6">"Longueur (cm)"</text:span></text:p>
      <text:p text:style-name="P2"><text:span text:style-name="T11">            </text:span><text:span text:style-name="T4">placeholderTextColor</text:span><text:span text:style-name="T12">=</text:span><text:span text:style-name="T6">"#ff8fcd"</text:span></text:p>
      <text:p text:style-name="P2"><text:span text:style-name="T11">          </text:span><text:span text:style-name="T24">/&gt;</text:span></text:p>
      <text:p text:style-name="P2"><text:span text:style-name="T11">          </text:span><text:span text:style-name="T24">&lt;</text:span><text:span text:style-name="T16">Row</text:span><text:span text:style-name="T12"> </text:span><text:span text:style-name="T4">left</text:span><text:span text:style-name="T12">=</text:span><text:span text:style-name="T6">"Poids estimé"</text:span><text:span text:style-name="T12"> </text:span><text:span text:style-name="T4">right</text:span><text:span text:style-name="T12">=</text:span><text:span text:style-name="T8">{</text:span><text:span text:style-name="T6">`</text:span><text:span text:style-name="T8">${</text:span><text:span text:style-name="T14">fmt</text:span><text:span text:style-name="T12">(</text:span><text:span text:style-name="T14">num</text:span><text:span text:style-name="T12">(</text:span><text:span text:style-name="T4">lengthCm</text:span><text:span text:style-name="T12">) * (</text:span><text:span text:style-name="T4">d</text:span><text:span text:style-name="T12">.</text:span><text:span text:style-name="T4">lgth_g</text:span><text:span text:style-name="T12"> || </text:span><text:span text:style-name="T19">0</text:span><text:span text:style-name="T12">))</text:span><text:span text:style-name="T8">}</text:span><text:span text:style-name="T6"> g`</text:span><text:span text:style-name="T8">}</text:span><text:span text:style-name="T12"> </text:span><text:span text:style-name="T24">/&gt;</text:span></text:p>
      <text:p text:style-name="P4"/>
      <text:p text:style-name="P2"><text:span text:style-name="T11">          </text:span><text:span text:style-name="T24">&lt;</text:span><text:span text:style-name="T16">TextInput</text:span></text:p>
      <text:p text:style-name="P2"><text:span text:style-name="T11">            </text:span><text:span text:style-name="T4">style</text:span><text:span text:style-name="T12">=</text:span><text:span text:style-name="T8">{</text:span><text:span text:style-name="T4">st</text:span><text:span text:style-name="T12">.</text:span><text:span text:style-name="T4">input</text:span><text:span text:style-name="T8">}</text:span></text:p>
      <text:p text:style-name="P2"><text:span text:style-name="T11">            </text:span><text:span text:style-name="T4">keyboardType</text:span><text:span text:style-name="T12">=</text:span><text:span text:style-name="T6">"numeric"</text:span></text:p>
      <text:p text:style-name="P2"><text:span text:style-name="T11">            </text:span><text:span text:style-name="T4">value</text:span><text:span text:style-name="T12">=</text:span><text:span text:style-name="T8">{</text:span><text:span text:style-name="T4">lenWeightG</text:span><text:span text:style-name="T8">}</text:span></text:p>
      <text:p text:style-name="P2"><text:span text:style-name="T11">            </text:span><text:span text:style-name="T4">onChangeText</text:span><text:span text:style-name="T12">=</text:span><text:span text:style-name="T8">{</text:span><text:span text:style-name="T4">setLenWeightG</text:span><text:span text:style-name="T8">}</text:span></text:p>
      <text:p text:style-name="P2"><text:span text:style-name="T11">            </text:span><text:span text:style-name="T4">placeholder</text:span><text:span text:style-name="T12">=</text:span><text:span text:style-name="T6">"Poids (g)"</text:span></text:p>
      <text:p text:style-name="P2"><text:span text:style-name="T11">            </text:span><text:span text:style-name="T4">placeholderTextColor</text:span><text:span text:style-name="T12">=</text:span><text:span text:style-name="T6">"#ff8fcd"</text:span></text:p>
      <text:p text:style-name="P2"><text:span text:style-name="T11">          </text:span><text:span text:style-name="T24">/&gt;</text:span></text:p>
      <text:p text:style-name="P2"><text:span text:style-name="T11">          </text:span><text:span text:style-name="T24">&lt;</text:span><text:span text:style-name="T16">Row</text:span><text:span text:style-name="T12"> </text:span><text:span text:style-name="T4">left</text:span><text:span text:style-name="T12">=</text:span><text:span text:style-name="T6">"Longueur estimée"</text:span><text:span text:style-name="T12"> </text:span><text:span text:style-name="T4">right</text:span><text:span text:style-name="T12">=</text:span><text:span text:style-name="T8">{</text:span><text:span text:style-name="T6">`</text:span><text:span text:style-name="T8">${</text:span><text:span text:style-name="T14">fmt</text:span><text:span text:style-name="T12">(</text:span><text:span text:style-name="T14">num</text:span><text:span text:style-name="T12">(</text:span><text:span text:style-name="T4">lenWeightG</text:span><text:span text:style-name="T12">) / (</text:span><text:span text:style-name="T4">d</text:span><text:span text:style-name="T12">.</text:span><text:span text:style-name="T4">lgth_g</text:span><text:span text:style-name="T12"> || </text:span><text:span text:style-name="T19">1</text:span><text:span text:style-name="T12">))</text:span><text:span text:style-name="T8">}</text:span><text:span text:style-name="T6"> cm`</text:span><text:span text:style-name="T8">}</text:span><text:span text:style-name="T12"> </text:span><text:span text:style-name="T24">/&gt;</text:span></text:p>
      <text:p text:style-name="P2"><text:span text:style-name="T11">        </text:span><text:span text:style-name="T24">&lt;/</text:span><text:span text:style-name="T16">View</text:span><text:span text:style-name="T24">&gt;</text:span></text:p>
      <text:p text:style-name="P2"><text:span text:style-name="T11">      </text:span><text:span text:style-name="T12">) : </text:span><text:span text:style-name="T8">null}</text:span></text:p>
      <text:p text:style-name="P4"><text:soft-page-break/></text:p>
      <text:p text:style-name="P2">      <text:span text:style-name="T8">{</text:span><text:span text:style-name="T25">/* 4) Cuillères ↔ Poids + inverse */</text:span><text:span text:style-name="T8">}</text:span></text:p>
      <text:p text:style-name="P2">      <text:span text:style-name="T8">{</text:span><text:span text:style-name="T12">(</text:span><text:span text:style-name="T4">tbsp_g</text:span><text:span text:style-name="T12"> || </text:span><text:span text:style-name="T4">tsp_g</text:span><text:span text:style-name="T12">) ? (</text:span></text:p>
      <text:p text:style-name="P2"><text:span text:style-name="T11">        </text:span><text:span text:style-name="T24">&lt;</text:span><text:span text:style-name="T16">View</text:span><text:span text:style-name="T12"> </text:span><text:span text:style-name="T4">style</text:span><text:span text:style-name="T12">=</text:span><text:span text:style-name="T8">{</text:span><text:span text:style-name="T4">st</text:span><text:span text:style-name="T12">.</text:span><text:span text:style-name="T4">section</text:span><text:span text:style-name="T8">}</text:span><text:span text:style-name="T24">&gt;</text:span></text:p>
      <text:p text:style-name="P2"><text:span text:style-name="T11">          </text:span><text:span text:style-name="T24">&lt;</text:span><text:span text:style-name="T16">Text</text:span><text:span text:style-name="T12"> </text:span><text:span text:style-name="T4">style</text:span><text:span text:style-name="T12">=</text:span><text:span text:style-name="T8">{</text:span><text:span text:style-name="T4">st</text:span><text:span text:style-name="T12">.</text:span><text:span text:style-name="T4">sTitle</text:span><text:span text:style-name="T8">}</text:span><text:span text:style-name="T24">&gt;</text:span></text:p>
      <text:p text:style-name="P2"><text:span text:style-name="T11">            </text:span><text:span text:style-name="T12">Cuillères </text:span><text:span text:style-name="T24">&lt;</text:span><text:span text:style-name="T16">Text</text:span><text:span text:style-name="T12"> </text:span><text:span text:style-name="T4">style</text:span><text:span text:style-name="T12">=</text:span><text:span text:style-name="T8">{</text:span><text:span text:style-name="T4">st</text:span><text:span text:style-name="T12">.</text:span><text:span text:style-name="T4">arrow</text:span><text:span text:style-name="T8">}</text:span><text:span text:style-name="T24">&gt;</text:span><text:span text:style-name="T12">⇆</text:span><text:span text:style-name="T24">&lt;/</text:span><text:span text:style-name="T16">Text</text:span><text:span text:style-name="T24">&gt;</text:span><text:span text:style-name="T12"> Poids</text:span></text:p>
      <text:p text:style-name="P2"><text:span text:style-name="T11">          </text:span><text:span text:style-name="T24">&lt;/</text:span><text:span text:style-name="T16">Text</text:span><text:span text:style-name="T24">&gt;</text:span></text:p>
      <text:p text:style-name="P4"/>
      <text:p text:style-name="P2"><text:span text:style-name="T11">          </text:span><text:span text:style-name="T8">{</text:span><text:span text:style-name="T25">/* → Cuillères vers Poids */</text:span><text:span text:style-name="T8">}</text:span></text:p>
      <text:p text:style-name="P2"><text:span text:style-name="T11">          </text:span><text:span text:style-name="T24">&lt;</text:span><text:span text:style-name="T16">TextInput</text:span></text:p>
      <text:p text:style-name="P2"><text:span text:style-name="T11">            </text:span><text:span text:style-name="T4">style</text:span><text:span text:style-name="T12">=</text:span><text:span text:style-name="T8">{</text:span><text:span text:style-name="T4">st</text:span><text:span text:style-name="T12">.</text:span><text:span text:style-name="T4">input</text:span><text:span text:style-name="T8">}</text:span></text:p>
      <text:p text:style-name="P2"><text:span text:style-name="T11">            </text:span><text:span text:style-name="T4">keyboardType</text:span><text:span text:style-name="T12">=</text:span><text:span text:style-name="T6">"numeric"</text:span></text:p>
      <text:p text:style-name="P2"><text:span text:style-name="T11">            </text:span><text:span text:style-name="T4">value</text:span><text:span text:style-name="T12">=</text:span><text:span text:style-name="T8">{</text:span><text:span text:style-name="T4">tsp</text:span><text:span text:style-name="T8">}</text:span></text:p>
      <text:p text:style-name="P2"><text:span text:style-name="T11">            </text:span><text:span text:style-name="T4">onChangeText</text:span><text:span text:style-name="T12">=</text:span><text:span text:style-name="T8">{</text:span><text:span text:style-name="T4">setTsp</text:span><text:span text:style-name="T8">}</text:span></text:p>
      <text:p text:style-name="P2"><text:span text:style-name="T11">            </text:span><text:span text:style-name="T4">placeholder</text:span><text:span text:style-name="T12">=</text:span><text:span text:style-name="T6">"Cuillères à café (ex: 2)"</text:span></text:p>
      <text:p text:style-name="P2"><text:span text:style-name="T11">            </text:span><text:span text:style-name="T4">placeholderTextColor</text:span><text:span text:style-name="T12">=</text:span><text:span text:style-name="T6">"#ff8fcd"</text:span></text:p>
      <text:p text:style-name="P2"><text:span text:style-name="T11">          </text:span><text:span text:style-name="T24">/&gt;</text:span></text:p>
      <text:p text:style-name="P2"><text:span text:style-name="T11">          </text:span><text:span text:style-name="T24">&lt;</text:span><text:span text:style-name="T16">Row</text:span></text:p>
      <text:p text:style-name="P2"><text:span text:style-name="T11">            </text:span><text:span text:style-name="T4">left</text:span><text:span text:style-name="T12">=</text:span><text:span text:style-name="T6">"Poids"</text:span></text:p>
      <text:p text:style-name="P2"><text:span text:style-name="T11">            </text:span><text:span text:style-name="T4">right</text:span><text:span text:style-name="T12">=</text:span><text:span text:style-name="T8">{</text:span><text:span text:style-name="T6">`</text:span><text:span text:style-name="T8">${</text:span><text:span text:style-name="T14">fmt</text:span><text:span text:style-name="T12">(</text:span><text:span text:style-name="T14">num</text:span><text:span text:style-name="T12">(</text:span><text:span text:style-name="T4">tsp</text:span><text:span text:style-name="T12">) * (</text:span><text:span text:style-name="T4">tsp_g</text:span><text:span text:style-name="T12"> || </text:span><text:span text:style-name="T19">0</text:span><text:span text:style-name="T12">))</text:span><text:span text:style-name="T8">}</text:span><text:span text:style-name="T6"> g  |  </text:span><text:span text:style-name="T8">${</text:span><text:span text:style-name="T14">fmt</text:span><text:span text:style-name="T12">(</text:span><text:span text:style-name="T14">num</text:span><text:span text:style-name="T12">(</text:span><text:span text:style-name="T4">tsp</text:span><text:span text:style-name="T12">) * (</text:span><text:span text:style-name="T4">tsp_g</text:span><text:span text:style-name="T12"> || </text:span><text:span text:style-name="T19">0</text:span><text:span text:style-name="T12">) * </text:span><text:span text:style-name="T19">1000</text:span><text:span text:style-name="T12">, </text:span><text:span text:style-name="T19">0</text:span><text:span text:style-name="T12">)</text:span><text:span text:style-name="T8">}</text:span><text:span text:style-name="T6"> mg  |  </text:span><text:span text:style-name="T8">${</text:span><text:span text:style-name="T14">fmt</text:span><text:span text:style-name="T12">(</text:span><text:span text:style-name="T14">num</text:span><text:span text:style-name="T12">(</text:span><text:span text:style-name="T4">tsp</text:span><text:span text:style-name="T12">) * (</text:span><text:span text:style-name="T4">tsp_g</text:span><text:span text:style-name="T12"> || </text:span><text:span text:style-name="T19">0</text:span><text:span text:style-name="T12">) / </text:span><text:span text:style-name="T19">1000</text:span><text:span text:style-name="T12">, </text:span><text:span text:style-name="T19">3</text:span><text:span text:style-name="T12">)</text:span><text:span text:style-name="T8">}</text:span><text:span text:style-name="T6"> kg`</text:span><text:span text:style-name="T8">}</text:span></text:p>
      <text:p text:style-name="P2"><text:span text:style-name="T11">          </text:span><text:span text:style-name="T24">/&gt;</text:span></text:p>
      <text:p text:style-name="P4"/>
      <text:p text:style-name="P2"><text:span text:style-name="T11">          </text:span><text:span text:style-name="T24">&lt;</text:span><text:span text:style-name="T16">TextInput</text:span></text:p>
      <text:p text:style-name="P2"><text:span text:style-name="T11">            </text:span><text:span text:style-name="T4">style</text:span><text:span text:style-name="T12">=</text:span><text:span text:style-name="T8">{</text:span><text:span text:style-name="T4">st</text:span><text:span text:style-name="T12">.</text:span><text:span text:style-name="T4">input</text:span><text:span text:style-name="T8">}</text:span></text:p>
      <text:p text:style-name="P2"><text:span text:style-name="T11">            </text:span><text:span text:style-name="T4">keyboardType</text:span><text:span text:style-name="T12">=</text:span><text:span text:style-name="T6">"numeric"</text:span></text:p>
      <text:p text:style-name="P2"><text:span text:style-name="T11">            </text:span><text:span text:style-name="T4">value</text:span><text:span text:style-name="T12">=</text:span><text:span text:style-name="T8">{</text:span><text:span text:style-name="T4">tbsp</text:span><text:span text:style-name="T8">}</text:span></text:p>
      <text:p text:style-name="P2"><text:span text:style-name="T11">            </text:span><text:span text:style-name="T4">onChangeText</text:span><text:span text:style-name="T12">=</text:span><text:span text:style-name="T8">{</text:span><text:span text:style-name="T4">setTbsp</text:span><text:span text:style-name="T8">}</text:span></text:p>
      <text:p text:style-name="P2"><text:span text:style-name="T11">            </text:span><text:span text:style-name="T4">placeholder</text:span><text:span text:style-name="T12">=</text:span><text:span text:style-name="T6">"Cuillères à soupe (ex: 2)"</text:span></text:p>
      <text:p text:style-name="P2"><text:span text:style-name="T11">            </text:span><text:span text:style-name="T4">placeholderTextColor</text:span><text:span text:style-name="T12">=</text:span><text:span text:style-name="T6">"#ff8fcd"</text:span></text:p>
      <text:p text:style-name="P2"><text:span text:style-name="T11">          </text:span><text:span text:style-name="T24">/&gt;</text:span></text:p>
      <text:p text:style-name="P2"><text:span text:style-name="T11">          </text:span><text:span text:style-name="T24">&lt;</text:span><text:span text:style-name="T16">Row</text:span></text:p>
      <text:p text:style-name="P2"><text:span text:style-name="T11">            </text:span><text:span text:style-name="T4">left</text:span><text:span text:style-name="T12">=</text:span><text:span text:style-name="T6">"Poids"</text:span></text:p>
      <text:p text:style-name="P2"><text:span text:style-name="T11">            </text:span><text:span text:style-name="T4">right</text:span><text:span text:style-name="T12">=</text:span><text:span text:style-name="T8">{</text:span><text:span text:style-name="T6">`</text:span><text:span text:style-name="T8">${</text:span><text:span text:style-name="T14">fmt</text:span><text:span text:style-name="T12">(</text:span><text:span text:style-name="T14">num</text:span><text:span text:style-name="T12">(</text:span><text:span text:style-name="T4">tbsp</text:span><text:span text:style-name="T12">) * (</text:span><text:span text:style-name="T4">tbsp_g</text:span><text:span text:style-name="T12"> || </text:span><text:span text:style-name="T19">0</text:span><text:span text:style-name="T12">))</text:span><text:span text:style-name="T8">}</text:span><text:span text:style-name="T6"> g  |  </text:span><text:span text:style-name="T8">${</text:span><text:span text:style-name="T14">fmt</text:span><text:span text:style-name="T12">(</text:span><text:span text:style-name="T14">num</text:span><text:span text:style-name="T12">(</text:span><text:span text:style-name="T4">tbsp</text:span><text:span text:style-name="T12">) * (</text:span><text:span text:style-name="T4">tbsp_g</text:span><text:span text:style-name="T12"> || </text:span><text:span text:style-name="T19">0</text:span><text:span text:style-name="T12">) * </text:span><text:span text:style-name="T19">1000</text:span><text:span text:style-name="T12">, </text:span><text:span text:style-name="T19">0</text:span><text:span text:style-name="T12">)</text:span><text:span text:style-name="T8">}</text:span><text:span text:style-name="T6"> mg  |  </text:span><text:span text:style-name="T8">${</text:span><text:span text:style-name="T14">fmt</text:span><text:span text:style-name="T12">(</text:span><text:span text:style-name="T14">num</text:span><text:span text:style-name="T12">(</text:span><text:span text:style-name="T4">tbsp</text:span><text:span text:style-name="T12">) * (</text:span><text:span text:style-name="T4">tbsp_g</text:span><text:span text:style-name="T12"> || </text:span><text:span text:style-name="T19">0</text:span><text:span text:style-name="T12">) / </text:span><text:span text:style-name="T19">1000</text:span><text:span text:style-name="T12">, </text:span><text:span text:style-name="T19">3</text:span><text:span text:style-name="T12">)</text:span><text:span text:style-name="T8">}</text:span><text:span text:style-name="T6"> kg`</text:span><text:span text:style-name="T8">}</text:span></text:p>
      <text:p text:style-name="P2"><text:span text:style-name="T11">          </text:span><text:span text:style-name="T24">/&gt;</text:span></text:p>
      <text:p text:style-name="P4"/>
      <text:p text:style-name="P2"><text:span text:style-name="T11">          </text:span><text:span text:style-name="T8">{</text:span><text:span text:style-name="T25">/* ← Poids vers Cuillères */</text:span><text:span text:style-name="T8">}</text:span></text:p>
      <text:p text:style-name="P2"><text:span text:style-name="T11">          </text:span><text:span text:style-name="T24">&lt;</text:span><text:span text:style-name="T16">Text</text:span><text:span text:style-name="T12"> </text:span><text:span text:style-name="T4">style</text:span><text:span text:style-name="T12">=</text:span><text:span text:style-name="T8">{</text:span><text:span text:style-name="T12">[</text:span><text:span text:style-name="T4">st</text:span><text:span text:style-name="T12">.</text:span><text:span text:style-name="T4">sTitle</text:span><text:span text:style-name="T12">, { </text:span><text:span text:style-name="T4">marginTop:</text:span><text:span text:style-name="T12"> </text:span><text:span text:style-name="T19">10</text:span><text:span text:style-name="T12"> }]</text:span><text:span text:style-name="T8">}</text:span><text:span text:style-name="T24">&gt;</text:span></text:p>
      <text:p text:style-name="P2"><text:span text:style-name="T11">            </text:span><text:span text:style-name="T12">Poids </text:span><text:span text:style-name="T24">&lt;</text:span><text:span text:style-name="T16">Text</text:span><text:span text:style-name="T12"> </text:span><text:span text:style-name="T4">style</text:span><text:span text:style-name="T12">=</text:span><text:span text:style-name="T8">{</text:span><text:span text:style-name="T4">st</text:span><text:span text:style-name="T12">.</text:span><text:span text:style-name="T4">arrow</text:span><text:span text:style-name="T8">}</text:span><text:span text:style-name="T24">&gt;</text:span><text:span text:style-name="T12">⇆</text:span><text:span text:style-name="T24">&lt;/</text:span><text:span text:style-name="T16">Text</text:span><text:span text:style-name="T24">&gt;</text:span><text:span text:style-name="T12"> Cuillères</text:span></text:p>
      <text:p text:style-name="P2"><text:span text:style-name="T11">          </text:span><text:span text:style-name="T24">&lt;/</text:span><text:span text:style-name="T16">Text</text:span><text:span text:style-name="T24">&gt;</text:span></text:p>
      <text:p text:style-name="P2"><text:span text:style-name="T11">          </text:span><text:span text:style-name="T24">&lt;</text:span><text:span text:style-name="T16">TextInput</text:span></text:p>
      <text:p text:style-name="P2"><text:span text:style-name="T11">            </text:span><text:span text:style-name="T4">style</text:span><text:span text:style-name="T12">=</text:span><text:span text:style-name="T8">{</text:span><text:span text:style-name="T4">st</text:span><text:span text:style-name="T12">.</text:span><text:span text:style-name="T4">input</text:span><text:span text:style-name="T8">}</text:span></text:p>
      <text:p text:style-name="P2"><text:span text:style-name="T11">            </text:span><text:span text:style-name="T4">keyboardType</text:span><text:span text:style-name="T12">=</text:span><text:span text:style-name="T6">"numeric"</text:span></text:p>
      <text:p text:style-name="P2"><text:span text:style-name="T11">            </text:span><text:span text:style-name="T4">value</text:span><text:span text:style-name="T12">=</text:span><text:span text:style-name="T8">{</text:span><text:span text:style-name="T4">weightToSpoons</text:span><text:span text:style-name="T8">}</text:span></text:p>
      <text:p text:style-name="P2"><text:span text:style-name="T11">            </text:span><text:span text:style-name="T4">onChangeText</text:span><text:span text:style-name="T12">=</text:span><text:span text:style-name="T8">{</text:span><text:span text:style-name="T4">setWeightToSpoons</text:span><text:span text:style-name="T8">}</text:span></text:p>
      <text:p text:style-name="P2"><text:span text:style-name="T11">            </text:span><text:span text:style-name="T4">placeholder</text:span><text:span text:style-name="T12">=</text:span><text:span text:style-name="T6">"Poids (g) — ex: 15"</text:span></text:p>
      <text:p text:style-name="P2"><text:span text:style-name="T11">            </text:span><text:span text:style-name="T4">placeholderTextColor</text:span><text:span text:style-name="T12">=</text:span><text:span text:style-name="T6">"#ff8fcd"</text:span></text:p>
      <text:p text:style-name="P2"><text:span text:style-name="T11">          </text:span><text:span text:style-name="T24">/&gt;</text:span></text:p>
      <text:p text:style-name="P2"><text:span text:style-name="T11">          </text:span><text:span text:style-name="T24">&lt;</text:span><text:span text:style-name="T16">Row</text:span></text:p>
      <text:p text:style-name="P2"><text:span text:style-name="T11">            </text:span><text:span text:style-name="T4">left</text:span><text:span text:style-name="T12">=</text:span><text:span text:style-name="T6">"Équivalent"</text:span></text:p>
      <text:p text:style-name="P2"><text:span text:style-name="T11">            </text:span><text:span text:style-name="T4">right</text:span><text:span text:style-name="T12">=</text:span><text:span text:style-name="T8">{</text:span><text:span text:style-name="T6">`</text:span><text:span text:style-name="T8">${</text:span><text:span text:style-name="T4">tsp_g</text:span><text:span text:style-name="T12"> ? </text:span><text:span text:style-name="T6">`</text:span><text:span text:style-name="T8">${</text:span><text:span text:style-name="T14">fmt</text:span><text:span text:style-name="T12">(</text:span><text:span text:style-name="T14">num</text:span><text:span text:style-name="T12">(</text:span><text:span text:style-name="T4">weightToSpoons</text:span><text:span text:style-name="T12">) / </text:span><text:span text:style-name="T4">tsp_g</text:span><text:span text:style-name="T12">, </text:span><text:span text:style-name="T19">2</text:span><text:span text:style-name="T12">)</text:span><text:span text:style-name="T8">}</text:span><text:span text:style-name="T6"> c. à café`</text:span><text:span text:style-name="T12"> : </text:span><text:span text:style-name="T6">'— c. à café (donnée manquante)'</text:span><text:span text:style-name="T8">}</text:span><text:span text:style-name="T6">   |   </text:span><text:span text:style-name="T8">${</text:span><text:span text:style-name="T4">tbsp_g</text:span><text:span text:style-name="T12"> ? </text:span><text:span text:style-name="T6">`</text:span><text:span text:style-name="T8">${</text:span><text:span text:style-name="T14">fmt</text:span><text:span text:style-name="T12">(</text:span><text:span text:style-name="T14">num</text:span><text:span text:style-name="T12">(</text:span><text:span text:style-name="T4">weightToSpoons</text:span><text:span text:style-name="T12">) / </text:span><text:span text:style-name="T4">tbsp_g</text:span><text:span text:style-name="T12">, </text:span><text:span text:style-name="T19">2</text:span><text:span text:style-name="T12">)</text:span><text:span text:style-name="T8">}</text:span><text:span text:style-name="T6"> c. à soupe`</text:span><text:span text:style-name="T12"> : </text:span><text:span text:style-name="T6">'— c. à soupe </text:span><text:soft-page-break/><text:span text:style-name="T6">(donnée manquante)'</text:span><text:span text:style-name="T8">}</text:span><text:span text:style-name="T6">`</text:span><text:span text:style-name="T8">}</text:span></text:p>
      <text:p text:style-name="P2"><text:span text:style-name="T11">          </text:span><text:span text:style-name="T24">/&gt;</text:span></text:p>
      <text:p text:style-name="P4"/>
      <text:p text:style-name="P2"><text:span text:style-name="T11">          </text:span><text:span text:style-name="T8">{</text:span><text:span text:style-name="T4">tsp_g</text:span><text:span text:style-name="T12"> &amp;&amp; </text:span><text:span text:style-name="T24">&lt;</text:span><text:span text:style-name="T16">Text</text:span><text:span text:style-name="T12"> </text:span><text:span text:style-name="T4">style</text:span><text:span text:style-name="T12">=</text:span><text:span text:style-name="T8">{</text:span><text:span text:style-name="T4">st</text:span><text:span text:style-name="T12">.</text:span><text:span text:style-name="T4">tip</text:span><text:span text:style-name="T8">}</text:span><text:span text:style-name="T24">&gt;</text:span><text:span text:style-name="T12">Astuce : 1 c. à soupe = 3 c. à café.</text:span><text:span text:style-name="T24">&lt;/</text:span><text:span text:style-name="T16">Text</text:span><text:span text:style-name="T24">&gt;</text:span><text:span text:style-name="T8">}</text:span></text:p>
      <text:p text:style-name="P2"><text:span text:style-name="T11">        </text:span><text:span text:style-name="T24">&lt;/</text:span><text:span text:style-name="T16">View</text:span><text:span text:style-name="T24">&gt;</text:span></text:p>
      <text:p text:style-name="P2"><text:span text:style-name="T11">      </text:span><text:span text:style-name="T12">) : </text:span><text:span text:style-name="T8">null}</text:span></text:p>
      <text:p text:style-name="P2">    <text:span text:style-name="T24">&lt;/</text:span><text:span text:style-name="T16">View</text:span><text:span text:style-name="T24">&gt;</text:span></text:p>
      <text:p text:style-name="P2">  <text:span text:style-name="T17">)</text:span></text:p>
      <text:p text:style-name="P1">}</text:p>
      <text:p text:style-name="P4"/>
      <text:p text:style-name="P1"><text:span text:style-name="T7">const</text:span> <text:span text:style-name="T9">st</text:span> <text:span text:style-name="T11">=</text:span> <text:span text:style-name="T3">StyleSheet</text:span>.<text:span text:style-name="T13">create</text:span>({</text:p>
      <text:p text:style-name="P2">  <text:span text:style-name="T4">container:</text:span><text:span text:style-name="T17"> { </text:span><text:span text:style-name="T4">flex:</text:span><text:span text:style-name="T17"> </text:span><text:span text:style-name="T19">1</text:span><text:span text:style-name="T17">, </text:span><text:span text:style-name="T4">backgroundColor:</text:span><text:span text:style-name="T17"> </text:span><text:span text:style-name="T6">'#FFEEFC'</text:span><text:span text:style-name="T17"> },</text:span></text:p>
      <text:p text:style-name="P2">  <text:span text:style-name="T4">headerRow:</text:span><text:span text:style-name="T17"> { </text:span><text:span text:style-name="T4">flexDirection:</text:span><text:span text:style-name="T17"> </text:span><text:span text:style-name="T6">'row'</text:span><text:span text:style-name="T17">, </text:span><text:span text:style-name="T4">justifyContent:</text:span><text:span text:style-name="T17"> </text:span><text:span text:style-name="T6">'space-between'</text:span><text:span text:style-name="T17">, </text:span><text:span text:style-name="T4">alignItems:</text:span><text:span text:style-name="T17"> </text:span><text:span text:style-name="T6">'center'</text:span><text:span text:style-name="T17">, </text:span><text:span text:style-name="T4">marginBottom:</text:span><text:span text:style-name="T17"> </text:span><text:span text:style-name="T19">8</text:span><text:span text:style-name="T17"> },</text:span></text:p>
      <text:p text:style-name="P2">  <text:span text:style-name="T4">h1:</text:span><text:span text:style-name="T17"> { </text:span><text:span text:style-name="T4">fontSize:</text:span><text:span text:style-name="T17"> </text:span><text:span text:style-name="T19">24</text:span><text:span text:style-name="T17">, </text:span><text:span text:style-name="T4">fontWeight:</text:span><text:span text:style-name="T17"> </text:span><text:span text:style-name="T6">'900'</text:span><text:span text:style-name="T17">, </text:span><text:span text:style-name="T4">color:</text:span><text:span text:style-name="T17"> </text:span><text:span text:style-name="T6">'#FF4FA2'</text:span><text:span text:style-name="T17"> },</text:span></text:p>
      <text:p text:style-name="P2">  <text:span text:style-name="T4">link:</text:span><text:span text:style-name="T17"> { </text:span><text:span text:style-name="T4">color:</text:span><text:span text:style-name="T17"> </text:span><text:span text:style-name="T6">'#7c3aed'</text:span><text:span text:style-name="T17">, </text:span><text:span text:style-name="T4">fontWeight:</text:span><text:span text:style-name="T17"> </text:span><text:span text:style-name="T6">'700'</text:span><text:span text:style-name="T17"> },</text:span></text:p>
      <text:p text:style-name="P4"/>
      <text:p text:style-name="P2">  <text:span text:style-name="T4">card:</text:span><text:span text:style-name="T17"> { </text:span><text:span text:style-name="T4">backgroundColor:</text:span><text:span text:style-name="T17"> </text:span><text:span text:style-name="T6">'#fff'</text:span><text:span text:style-name="T17">, </text:span><text:span text:style-name="T4">borderRadius:</text:span><text:span text:style-name="T17"> </text:span><text:span text:style-name="T19">18</text:span><text:span text:style-name="T17">, </text:span><text:span text:style-name="T4">padding:</text:span><text:span text:style-name="T17"> </text:span><text:span text:style-name="T19">14</text:span><text:span text:style-name="T17">, </text:span><text:span text:style-name="T4">marginBottom:</text:span><text:span text:style-name="T17"> </text:span><text:span text:style-name="T19">14</text:span><text:span text:style-name="T17">, </text:span><text:span text:style-name="T4">shadowColor:</text:span><text:span text:style-name="T17"> </text:span><text:span text:style-name="T6">'#FF8FCD'</text:span><text:span text:style-name="T17">, </text:span><text:span text:style-name="T4">shadowOpacity:</text:span><text:span text:style-name="T17"> </text:span><text:span text:style-name="T19">0.16</text:span><text:span text:style-name="T17">, </text:span><text:span text:style-name="T4">shadowRadius:</text:span><text:span text:style-name="T17"> </text:span><text:span text:style-name="T19">8</text:span><text:span text:style-name="T17">, </text:span><text:span text:style-name="T4">elevation:</text:span><text:span text:style-name="T17"> </text:span><text:span text:style-name="T19">5</text:span><text:span text:style-name="T17"> },</text:span></text:p>
      <text:p text:style-name="P2">  <text:span text:style-name="T4">h2:</text:span><text:span text:style-name="T17"> { </text:span><text:span text:style-name="T4">fontSize:</text:span><text:span text:style-name="T17"> </text:span><text:span text:style-name="T19">18</text:span><text:span text:style-name="T17">, </text:span><text:span text:style-name="T4">fontWeight:</text:span><text:span text:style-name="T17"> </text:span><text:span text:style-name="T6">'900'</text:span><text:span text:style-name="T17">, </text:span><text:span text:style-name="T4">color:</text:span><text:span text:style-name="T17"> </text:span><text:span text:style-name="T6">'#FF4FA2'</text:span><text:span text:style-name="T17">, </text:span><text:span text:style-name="T4">marginBottom:</text:span><text:span text:style-name="T17"> </text:span><text:span text:style-name="T19">8</text:span><text:span text:style-name="T17"> },</text:span></text:p>
      <text:p text:style-name="P4"/>
      <text:p text:style-name="P2">  <text:span text:style-name="T4">section:</text:span><text:span text:style-name="T17"> { </text:span><text:span text:style-name="T4">marginTop:</text:span><text:span text:style-name="T17"> </text:span><text:span text:style-name="T19">8</text:span><text:span text:style-name="T17"> },</text:span></text:p>
      <text:p text:style-name="P2">  <text:span text:style-name="T4">sTitle:</text:span><text:span text:style-name="T17"> { </text:span><text:span text:style-name="T4">fontWeight:</text:span><text:span text:style-name="T17"> </text:span><text:span text:style-name="T6">'800'</text:span><text:span text:style-name="T17">, </text:span><text:span text:style-name="T4">marginBottom:</text:span><text:span text:style-name="T17"> </text:span><text:span text:style-name="T19">6</text:span><text:span text:style-name="T17">, </text:span><text:span text:style-name="T4">color:</text:span><text:span text:style-name="T17"> </text:span><text:span text:style-name="T6">'#444'</text:span><text:span text:style-name="T17"> },</text:span></text:p>
      <text:p text:style-name="P2">  <text:span text:style-name="T4">arrow:</text:span><text:span text:style-name="T17"> { </text:span><text:span text:style-name="T4">fontSize:</text:span><text:span text:style-name="T17"> </text:span><text:span text:style-name="T19">18</text:span><text:span text:style-name="T17">, </text:span><text:span text:style-name="T4">fontWeight:</text:span><text:span text:style-name="T17"> </text:span><text:span text:style-name="T6">'900'</text:span><text:span text:style-name="T17">, </text:span><text:span text:style-name="T4">color:</text:span><text:span text:style-name="T17"> </text:span><text:span text:style-name="T6">'#FF4FA2'</text:span><text:span text:style-name="T17"> },</text:span></text:p>
      <text:p text:style-name="P4"/>
      <text:p text:style-name="P2">  <text:span text:style-name="T4">row:</text:span><text:span text:style-name="T17"> { </text:span><text:span text:style-name="T4">flexDirection:</text:span><text:span text:style-name="T17"> </text:span><text:span text:style-name="T6">'row'</text:span><text:span text:style-name="T17">, </text:span><text:span text:style-name="T4">justifyContent:</text:span><text:span text:style-name="T17"> </text:span><text:span text:style-name="T6">'space-between'</text:span><text:span text:style-name="T17">, </text:span><text:span text:style-name="T4">alignItems:</text:span><text:span text:style-name="T17"> </text:span><text:span text:style-name="T6">'center'</text:span><text:span text:style-name="T17">, </text:span><text:span text:style-name="T4">marginVertical:</text:span><text:span text:style-name="T17"> </text:span><text:span text:style-name="T19">3</text:span><text:span text:style-name="T17"> },</text:span></text:p>
      <text:p text:style-name="P2">  <text:span text:style-name="T4">k:</text:span><text:span text:style-name="T17"> { </text:span><text:span text:style-name="T4">color:</text:span><text:span text:style-name="T17"> </text:span><text:span text:style-name="T6">'#555'</text:span><text:span text:style-name="T17"> },</text:span></text:p>
      <text:p text:style-name="P2">  <text:span text:style-name="T4">v:</text:span><text:span text:style-name="T17"> { </text:span><text:span text:style-name="T4">fontWeight:</text:span><text:span text:style-name="T17"> </text:span><text:span text:style-name="T6">'800'</text:span><text:span text:style-name="T17">, </text:span><text:span text:style-name="T4">color:</text:span><text:span text:style-name="T17"> </text:span><text:span text:style-name="T6">'#222'</text:span><text:span text:style-name="T17"> },</text:span></text:p>
      <text:p text:style-name="P4"/>
      <text:p text:style-name="P2">  <text:span text:style-name="T4">input:</text:span><text:span text:style-name="T17"> { </text:span><text:span text:style-name="T4">backgroundColor:</text:span><text:span text:style-name="T17"> </text:span><text:span text:style-name="T6">'#FFF0FA'</text:span><text:span text:style-name="T17">, </text:span><text:span text:style-name="T4">borderRadius:</text:span><text:span text:style-name="T17"> </text:span><text:span text:style-name="T19">14</text:span><text:span text:style-name="T17">, </text:span><text:span text:style-name="T4">borderWidth:</text:span><text:span text:style-name="T17"> </text:span><text:span text:style-name="T19">2</text:span><text:span text:style-name="T17">, </text:span><text:span text:style-name="T4">borderColor:</text:span><text:span text:style-name="T17"> </text:span><text:span text:style-name="T6">'#FFB6F9'</text:span><text:span text:style-name="T17">, </text:span><text:span text:style-name="T4">paddingHorizontal:</text:span><text:span text:style-name="T17"> </text:span><text:span text:style-name="T19">12</text:span><text:span text:style-name="T17">, </text:span><text:span text:style-name="T4">paddingVertical:</text:span><text:span text:style-name="T17"> </text:span><text:span text:style-name="T19">10</text:span><text:span text:style-name="T17">, </text:span><text:span text:style-name="T4">fontSize:</text:span><text:span text:style-name="T17"> </text:span><text:span text:style-name="T19">16</text:span><text:span text:style-name="T17">, </text:span><text:span text:style-name="T4">color:</text:span><text:span text:style-name="T17"> </text:span><text:span text:style-name="T6">'#FF4FA2'</text:span><text:span text:style-name="T17">, </text:span><text:span text:style-name="T4">marginTop:</text:span><text:span text:style-name="T17"> </text:span><text:span text:style-name="T19">6</text:span><text:span text:style-name="T17"> },</text:span></text:p>
      <text:p text:style-name="P2">  <text:span text:style-name="T4">tip:</text:span><text:span text:style-name="T17"> { </text:span><text:span text:style-name="T4">marginTop:</text:span><text:span text:style-name="T17"> </text:span><text:span text:style-name="T19">6</text:span><text:span text:style-name="T17">, </text:span><text:span text:style-name="T4">color:</text:span><text:span text:style-name="T17"> </text:span><text:span text:style-name="T6">'#6b7280'</text:span><text:span text:style-name="T17">, </text:span><text:span text:style-name="T4">fontStyle:</text:span><text:span text:style-name="T17"> </text:span><text:span text:style-name="T6">'italic'</text:span><text:span text:style-name="T17"> },</text:span></text:p>
      <text:p text:style-name="P1">})</text:p>
      <text:p text:style-name="P1"/>
      <text:p text:style-name="Standard"/>
      <text:p text:style-name="Standard"/>
      <text:p text:style-name="Standard">convert to json</text:p>
      <text:p text:style-name="Standard"/>
      <text:p text:style-name="P1"><text:span text:style-name="T7">const</text:span> <text:span text:style-name="T9">fs</text:span> <text:span text:style-name="T11">=</text:span> <text:span text:style-name="T13">require</text:span>(<text:span text:style-name="T5">'fs'</text:span>)</text:p>
      <text:p text:style-name="P1"><text:span text:style-name="T7">const</text:span> <text:span text:style-name="T9">path</text:span> <text:span text:style-name="T11">=</text:span> <text:span text:style-name="T13">require</text:span>(<text:span text:style-name="T5">'path'</text:span>)</text:p>
      <text:p text:style-name="P4"/>
      <text:p text:style-name="P3">// Chemins</text:p>
      <text:p text:style-name="P1"><text:span text:style-name="T7">const</text:span> <text:span text:style-name="T9">CSV_IN</text:span>  <text:span text:style-name="T11">=</text:span> <text:span text:style-name="T3">path</text:span>.<text:span text:style-name="T13">resolve</text:span>(<text:span text:style-name="T5">'./ingredients.csv'</text:span>)</text:p>
      <text:p text:style-name="P1"><text:span text:style-name="T7">const</text:span> <text:span text:style-name="T9">JSON_OUT</text:span> <text:span text:style-name="T11">=</text:span> <text:span text:style-name="T3">path</text:span>.<text:span text:style-name="T13">resolve</text:span>(<text:span text:style-name="T5">'./data/ingredients.json'</text:span>)</text:p>
      <text:p text:style-name="P4"/>
      <text:p text:style-name="P3">// Lecture CSV (UTF-8 + BOM)</text:p>
      <text:p text:style-name="P1"><text:span text:style-name="T7">let</text:span> <text:span text:style-name="T3">csv</text:span> <text:span text:style-name="T11">=</text:span> <text:span text:style-name="T3">fs</text:span>.<text:span text:style-name="T13">readFileSync</text:span>(<text:span text:style-name="T9">CSV_IN</text:span>, <text:span text:style-name="T5">'utf8'</text:span>).<text:span text:style-name="T13">replace</text:span>(<text:span text:style-name="T20">/</text:span><text:span text:style-name="T13">^</text:span><text:span text:style-name="T7">\uFEFF</text:span><text:span text:style-name="T20">/</text:span>, <text:span text:style-name="T5">''</text:span>)</text:p>
      <text:p text:style-name="P4"/>
      <text:p text:style-name="P3">// Auto-détection séparateur en se basant sur la 1re ligne (headers)</text:p>
      <text:p text:style-name="P1"><text:span text:style-name="T7">const</text:span> <text:span text:style-name="T9">firstLine</text:span> <text:span text:style-name="T11">=</text:span> <text:span text:style-name="T3">csv</text:span>.<text:span text:style-name="T13">split</text:span>(<text:span text:style-name="T20">/\r</text:span><text:span text:style-name="T22">?</text:span><text:span text:style-name="T20">\n/</text:span>)[<text:span text:style-name="T18">0</text:span>] <text:span text:style-name="T11">||</text:span> <text:span text:style-name="T5">''</text:span></text:p>
      <text:p text:style-name="P1"><text:span text:style-name="T7">const</text:span> <text:span text:style-name="T9">countComma</text:span> <text:span text:style-name="T11">=</text:span> (<text:span text:style-name="T3">firstLine</text:span>.<text:span text:style-name="T13">match</text:span>(<text:span text:style-name="T20">/,/</text:span><text:span text:style-name="T7">g</text:span>) <text:span text:style-name="T11">||</text:span> []).<text:span text:style-name="T3">length</text:span></text:p>
      <text:p text:style-name="P1"><text:span text:style-name="T7">const</text:span> <text:span text:style-name="T9">countSemi</text:span>  <text:span text:style-name="T11">=</text:span> (<text:span text:style-name="T3">firstLine</text:span>.<text:span text:style-name="T13">match</text:span>(<text:span text:style-name="T20">/;/</text:span><text:span text:style-name="T7">g</text:span>) <text:span text:style-name="T11">||</text:span> []).<text:span text:style-name="T3">length</text:span></text:p>
      <text:p text:style-name="P1"><text:span text:style-name="T7">const</text:span> <text:span text:style-name="T9">delim</text:span> <text:span text:style-name="T11">=</text:span> <text:span text:style-name="T3">countSemi</text:span> <text:span text:style-name="T11">&gt;</text:span> <text:span text:style-name="T3">countComma</text:span> <text:span text:style-name="T11">?</text:span> <text:span text:style-name="T5">';'</text:span> <text:span text:style-name="T11">:</text:span> <text:span text:style-name="T5">','</text:span></text:p>
      <text:p text:style-name="P4"/>
      <text:p text:style-name="P3">// Split lignes (gère \r\n / \n)</text:p>
      <text:p text:style-name="P1"><text:soft-page-break/><text:span text:style-name="T7">const</text:span> <text:span text:style-name="T9">lines</text:span> <text:span text:style-name="T11">=</text:span> <text:span text:style-name="T3">csv</text:span>.<text:span text:style-name="T13">split</text:span>(<text:span text:style-name="T20">/\r</text:span><text:span text:style-name="T22">?</text:span><text:span text:style-name="T20">\n/</text:span>).<text:span text:style-name="T13">filter</text:span>(<text:span text:style-name="T3">Boolean</text:span>)</text:p>
      <text:p text:style-name="P1"><text:span text:style-name="T1">if</text:span> (<text:span text:style-name="T3">lines</text:span>.<text:span text:style-name="T3">length</text:span> <text:span text:style-name="T11">&lt;</text:span> <text:span text:style-name="T18">2</text:span>) {</text:p>
      <text:p text:style-name="P2">  <text:span text:style-name="T4">console</text:span><text:span text:style-name="T17">.</text:span><text:span text:style-name="T14">error</text:span><text:span text:style-name="T17">(</text:span><text:span text:style-name="T6">'❌ CSV vide ou sans données.'</text:span><text:span text:style-name="T17">)</text:span></text:p>
      <text:p text:style-name="P2">  <text:span text:style-name="T4">process</text:span><text:span text:style-name="T17">.</text:span><text:span text:style-name="T14">exit</text:span><text:span text:style-name="T17">(</text:span><text:span text:style-name="T19">1</text:span><text:span text:style-name="T17">)</text:span></text:p>
      <text:p text:style-name="P1">}</text:p>
      <text:p text:style-name="P4"/>
      <text:p text:style-name="P3">// Normalisation des en-têtes → snake_case</text:p>
      <text:p text:style-name="P1"><text:span text:style-name="T7">const</text:span> <text:span text:style-name="T13">normalizeHeader</text:span> <text:span text:style-name="T11">=</text:span> (<text:span text:style-name="T3">s</text:span>) <text:span text:style-name="T7">=&gt;</text:span> <text:span text:style-name="T3">s</text:span></text:p>
      <text:p text:style-name="P2">  <text:span text:style-name="T17">.</text:span><text:span text:style-name="T14">trim</text:span><text:span text:style-name="T17">()</text:span></text:p>
      <text:p text:style-name="P2">  <text:span text:style-name="T17">.</text:span><text:span text:style-name="T14">normalize</text:span><text:span text:style-name="T17">(</text:span><text:span text:style-name="T6">'NFD'</text:span><text:span text:style-name="T17">).</text:span><text:span text:style-name="T14">replace</text:span><text:span text:style-name="T17">(</text:span><text:span text:style-name="T21">/</text:span><text:span text:style-name="T6">[</text:span><text:span text:style-name="T8">\u0300</text:span><text:span text:style-name="T21">-</text:span><text:span text:style-name="T8">\u036f</text:span><text:span text:style-name="T6">]</text:span><text:span text:style-name="T21">/</text:span><text:span text:style-name="T8">g</text:span><text:span text:style-name="T17">, </text:span><text:span text:style-name="T6">''</text:span><text:span text:style-name="T17">) </text:span><text:span text:style-name="T25">// accents</text:span></text:p>
      <text:p text:style-name="P2">  <text:span text:style-name="T17">.</text:span><text:span text:style-name="T14">replace</text:span><text:span text:style-name="T17">(</text:span><text:span text:style-name="T21">/\s</text:span><text:span text:style-name="T23">+</text:span><text:span text:style-name="T21">/</text:span><text:span text:style-name="T8">g</text:span><text:span text:style-name="T17">, </text:span><text:span text:style-name="T6">'_'</text:span><text:span text:style-name="T17">)</text:span></text:p>
      <text:p text:style-name="P2">  <text:span text:style-name="T17">.</text:span><text:span text:style-name="T14">replace</text:span><text:span text:style-name="T17">(</text:span><text:span text:style-name="T21">/</text:span><text:span text:style-name="T6">[^</text:span><text:span text:style-name="T21">\w</text:span><text:span text:style-name="T6">]</text:span><text:span text:style-name="T21">/</text:span><text:span text:style-name="T8">g</text:span><text:span text:style-name="T17">, </text:span><text:span text:style-name="T6">'_'</text:span><text:span text:style-name="T17">)</text:span></text:p>
      <text:p text:style-name="P2">  <text:span text:style-name="T17">.</text:span><text:span text:style-name="T14">toLowerCase</text:span><text:span text:style-name="T17">()</text:span></text:p>
      <text:p text:style-name="P4"/>
      <text:p text:style-name="P1"><text:span text:style-name="T7">const</text:span> <text:span text:style-name="T9">headers</text:span> <text:span text:style-name="T11">=</text:span> <text:span text:style-name="T3">lines</text:span>[<text:span text:style-name="T18">0</text:span>].<text:span text:style-name="T13">split</text:span>(<text:span text:style-name="T3">delim</text:span>).<text:span text:style-name="T13">map</text:span>(<text:span text:style-name="T3">h</text:span> <text:span text:style-name="T7">=&gt;</text:span> <text:span text:style-name="T13">normalizeHeader</text:span>(<text:span text:style-name="T3">h</text:span>))</text:p>
      <text:p text:style-name="P4"/>
      <text:p text:style-name="P3">// Colonnes numériques</text:p>
      <text:p text:style-name="P1"><text:span text:style-name="T7">const</text:span> <text:span text:style-name="T9">numericKeys</text:span> <text:span text:style-name="T11">=</text:span> <text:span text:style-name="T7">new</text:span> <text:span text:style-name="T13">Set</text:span>([</text:p>
      <text:p text:style-name="P2">  <text:span text:style-name="T6">'avg_unit_g'</text:span><text:span text:style-name="T17">,</text:span><text:span text:style-name="T6">'peeled_yield'</text:span><text:span text:style-name="T17">,</text:span><text:span text:style-name="T6">'juice_ml_per_unit'</text:span><text:span text:style-name="T17">,</text:span><text:span text:style-name="T6">'lgth_g'</text:span><text:span text:style-name="T17">,</text:span><text:span text:style-name="T6">'tbsp_g'</text:span><text:span text:style-name="T17">,</text:span><text:span text:style-name="T6">'tsp_g'</text:span><text:span text:style-name="T17">,</text:span><text:span text:style-name="T6">'density_g_ml'</text:span></text:p>
      <text:p text:style-name="P1">])</text:p>
      <text:p text:style-name="P4"/>
      <text:p text:style-name="P1"><text:span text:style-name="T7">function</text:span> <text:span text:style-name="T13">parseCsvLine</text:span>(<text:span text:style-name="T3">line</text:span>, <text:span text:style-name="T3">sep</text:span>) {</text:p>
      <text:p text:style-name="P2">  <text:span text:style-name="T8">const</text:span><text:span text:style-name="T17"> </text:span><text:span text:style-name="T10">res</text:span><text:span text:style-name="T17"> </text:span><text:span text:style-name="T12">=</text:span><text:span text:style-name="T17"> []</text:span></text:p>
      <text:p text:style-name="P2">  <text:span text:style-name="T8">let</text:span><text:span text:style-name="T17"> </text:span><text:span text:style-name="T4">cur</text:span><text:span text:style-name="T17"> </text:span><text:span text:style-name="T12">=</text:span><text:span text:style-name="T17"> </text:span><text:span text:style-name="T6">''</text:span></text:p>
      <text:p text:style-name="P2">  <text:span text:style-name="T8">let</text:span><text:span text:style-name="T17"> </text:span><text:span text:style-name="T4">inQuotes</text:span><text:span text:style-name="T17"> </text:span><text:span text:style-name="T12">=</text:span><text:span text:style-name="T17"> </text:span><text:span text:style-name="T8">false</text:span></text:p>
      <text:p text:style-name="P2">  <text:span text:style-name="T2">for</text:span><text:span text:style-name="T17"> (</text:span><text:span text:style-name="T8">let</text:span><text:span text:style-name="T17"> </text:span><text:span text:style-name="T4">i</text:span><text:span text:style-name="T17"> </text:span><text:span text:style-name="T12">=</text:span><text:span text:style-name="T17"> </text:span><text:span text:style-name="T19">0</text:span><text:span text:style-name="T17">; </text:span><text:span text:style-name="T4">i</text:span><text:span text:style-name="T17"> </text:span><text:span text:style-name="T12">&lt;</text:span><text:span text:style-name="T17"> </text:span><text:span text:style-name="T4">line</text:span><text:span text:style-name="T17">.</text:span><text:span text:style-name="T4">length</text:span><text:span text:style-name="T17">; </text:span><text:span text:style-name="T4">i</text:span><text:span text:style-name="T12">++</text:span><text:span text:style-name="T17">) {</text:span></text:p>
      <text:p text:style-name="P2">    <text:span text:style-name="T8">const</text:span><text:span text:style-name="T17"> </text:span><text:span text:style-name="T10">ch</text:span><text:span text:style-name="T17"> </text:span><text:span text:style-name="T12">=</text:span><text:span text:style-name="T17"> </text:span><text:span text:style-name="T4">line</text:span><text:span text:style-name="T17">[</text:span><text:span text:style-name="T4">i</text:span><text:span text:style-name="T17">]</text:span></text:p>
      <text:p text:style-name="P2">    <text:span text:style-name="T2">if</text:span><text:span text:style-name="T17"> (</text:span><text:span text:style-name="T4">ch</text:span><text:span text:style-name="T17"> </text:span><text:span text:style-name="T12">===</text:span><text:span text:style-name="T17"> </text:span><text:span text:style-name="T6">'"'</text:span><text:span text:style-name="T17">) {</text:span></text:p>
      <text:p text:style-name="P2">      <text:span text:style-name="T2">if</text:span><text:span text:style-name="T17"> (</text:span><text:span text:style-name="T4">inQuotes</text:span><text:span text:style-name="T17"> </text:span><text:span text:style-name="T12">&amp;&amp;</text:span><text:span text:style-name="T17"> </text:span><text:span text:style-name="T4">line</text:span><text:span text:style-name="T17">[</text:span><text:span text:style-name="T4">i</text:span><text:span text:style-name="T17"> </text:span><text:span text:style-name="T12">+</text:span><text:span text:style-name="T17"> </text:span><text:span text:style-name="T19">1</text:span><text:span text:style-name="T17">] </text:span><text:span text:style-name="T12">===</text:span><text:span text:style-name="T17"> </text:span><text:span text:style-name="T6">'"'</text:span><text:span text:style-name="T17">) {</text:span></text:p>
      <text:p text:style-name="P2">        <text:span text:style-name="T4">cur</text:span><text:span text:style-name="T17"> </text:span><text:span text:style-name="T12">+=</text:span><text:span text:style-name="T17"> </text:span><text:span text:style-name="T6">'"'</text:span></text:p>
      <text:p text:style-name="P2">        <text:span text:style-name="T4">i</text:span><text:span text:style-name="T12">++</text:span></text:p>
      <text:p text:style-name="P2">      <text:span text:style-name="T17">} </text:span><text:span text:style-name="T2">else</text:span><text:span text:style-name="T17"> {</text:span></text:p>
      <text:p text:style-name="P2">        <text:span text:style-name="T4">inQuotes</text:span><text:span text:style-name="T17"> </text:span><text:span text:style-name="T12">=</text:span><text:span text:style-name="T17"> </text:span><text:span text:style-name="T12">!</text:span><text:span text:style-name="T4">inQuotes</text:span></text:p>
      <text:p text:style-name="P2">      <text:span text:style-name="T17">}</text:span></text:p>
      <text:p text:style-name="P2">    <text:span text:style-name="T17">} </text:span><text:span text:style-name="T2">else</text:span><text:span text:style-name="T17"> </text:span><text:span text:style-name="T2">if</text:span><text:span text:style-name="T17"> (</text:span><text:span text:style-name="T4">ch</text:span><text:span text:style-name="T17"> </text:span><text:span text:style-name="T12">===</text:span><text:span text:style-name="T17"> </text:span><text:span text:style-name="T4">sep</text:span><text:span text:style-name="T17"> </text:span><text:span text:style-name="T12">&amp;&amp;</text:span><text:span text:style-name="T17"> </text:span><text:span text:style-name="T12">!</text:span><text:span text:style-name="T4">inQuotes</text:span><text:span text:style-name="T17">) {</text:span></text:p>
      <text:p text:style-name="P2">      <text:span text:style-name="T4">res</text:span><text:span text:style-name="T17">.</text:span><text:span text:style-name="T14">push</text:span><text:span text:style-name="T17">(</text:span><text:span text:style-name="T4">cur</text:span><text:span text:style-name="T17">)</text:span></text:p>
      <text:p text:style-name="P2">      <text:span text:style-name="T4">cur</text:span><text:span text:style-name="T17"> </text:span><text:span text:style-name="T12">=</text:span><text:span text:style-name="T17"> </text:span><text:span text:style-name="T6">''</text:span></text:p>
      <text:p text:style-name="P2">    <text:span text:style-name="T17">} </text:span><text:span text:style-name="T2">else</text:span><text:span text:style-name="T17"> {</text:span></text:p>
      <text:p text:style-name="P2">      <text:span text:style-name="T4">cur</text:span><text:span text:style-name="T17"> </text:span><text:span text:style-name="T12">+=</text:span><text:span text:style-name="T17"> </text:span><text:span text:style-name="T4">ch</text:span></text:p>
      <text:p text:style-name="P2">    <text:span text:style-name="T17">}</text:span></text:p>
      <text:p text:style-name="P2">  <text:span text:style-name="T17">}</text:span></text:p>
      <text:p text:style-name="P2">  <text:span text:style-name="T4">res</text:span><text:span text:style-name="T17">.</text:span><text:span text:style-name="T14">push</text:span><text:span text:style-name="T17">(</text:span><text:span text:style-name="T4">cur</text:span><text:span text:style-name="T17">)</text:span></text:p>
      <text:p text:style-name="P2">  <text:span text:style-name="T2">return</text:span><text:span text:style-name="T17"> </text:span><text:span text:style-name="T4">res</text:span></text:p>
      <text:p text:style-name="P1">}</text:p>
      <text:p text:style-name="P4"/>
      <text:p text:style-name="P1"><text:span text:style-name="T7">const</text:span> <text:span text:style-name="T9">rows</text:span> <text:span text:style-name="T11">=</text:span> <text:span text:style-name="T3">lines</text:span>.<text:span text:style-name="T13">slice</text:span>(<text:span text:style-name="T18">1</text:span>).<text:span text:style-name="T13">map</text:span>(<text:span text:style-name="T3">l</text:span> <text:span text:style-name="T7">=&gt;</text:span> <text:span text:style-name="T13">parseCsvLine</text:span>(<text:span text:style-name="T3">l</text:span>, <text:span text:style-name="T3">delim</text:span>))</text:p>
      <text:p text:style-name="P4"/>
      <text:p text:style-name="P1"><text:span text:style-name="T7">function</text:span> <text:span text:style-name="T13">coerce</text:span>(<text:span text:style-name="T3">key</text:span>, <text:span text:style-name="T3">val</text:span>) {</text:p>
      <text:p text:style-name="P2">  <text:span text:style-name="T8">const</text:span><text:span text:style-name="T17"> </text:span><text:span text:style-name="T10">v</text:span><text:span text:style-name="T17"> </text:span><text:span text:style-name="T12">=</text:span><text:span text:style-name="T17"> (</text:span><text:span text:style-name="T4">val</text:span><text:span text:style-name="T17"> </text:span><text:span text:style-name="T12">??</text:span><text:span text:style-name="T17"> </text:span><text:span text:style-name="T6">''</text:span><text:span text:style-name="T17">).</text:span><text:span text:style-name="T14">toString</text:span><text:span text:style-name="T17">().</text:span><text:span text:style-name="T14">trim</text:span><text:span text:style-name="T17">()</text:span></text:p>
      <text:p text:style-name="P2">  <text:span text:style-name="T2">if</text:span><text:span text:style-name="T17"> (</text:span><text:span text:style-name="T4">v</text:span><text:span text:style-name="T17"> </text:span><text:span text:style-name="T12">===</text:span><text:span text:style-name="T17"> </text:span><text:span text:style-name="T6">''</text:span><text:span text:style-name="T17"> </text:span><text:span text:style-name="T12">||</text:span><text:span text:style-name="T17"> </text:span><text:span text:style-name="T4">v</text:span><text:span text:style-name="T17">.</text:span><text:span text:style-name="T14">toLowerCase</text:span><text:span text:style-name="T17">() </text:span><text:span text:style-name="T12">===</text:span><text:span text:style-name="T17"> </text:span><text:span text:style-name="T6">'null'</text:span><text:span text:style-name="T17">) </text:span><text:span text:style-name="T2">return</text:span><text:span text:style-name="T17"> </text:span><text:span text:style-name="T8">null</text:span></text:p>
      <text:p text:style-name="P2">  <text:span text:style-name="T2">if</text:span><text:span text:style-name="T17"> (</text:span><text:span text:style-name="T4">numericKeys</text:span><text:span text:style-name="T17">.</text:span><text:span text:style-name="T14">has</text:span><text:span text:style-name="T17">(</text:span><text:span text:style-name="T4">key</text:span><text:span text:style-name="T17">)) {</text:span></text:p>
      <text:p text:style-name="P2">    <text:span text:style-name="T8">const</text:span><text:span text:style-name="T17"> </text:span><text:span text:style-name="T10">n</text:span><text:span text:style-name="T17"> </text:span><text:span text:style-name="T12">=</text:span><text:span text:style-name="T17"> </text:span><text:span text:style-name="T14">Number</text:span><text:span text:style-name="T17">(</text:span><text:span text:style-name="T4">v</text:span><text:span text:style-name="T17">.</text:span><text:span text:style-name="T14">replace</text:span><text:span text:style-name="T17">(</text:span><text:span text:style-name="T6">','</text:span><text:span text:style-name="T17">, </text:span><text:span text:style-name="T6">'.'</text:span><text:span text:style-name="T17">))</text:span></text:p>
      <text:p text:style-name="P2">    <text:span text:style-name="T2">return</text:span><text:span text:style-name="T17"> </text:span><text:span text:style-name="T4">Number</text:span><text:span text:style-name="T17">.</text:span><text:span text:style-name="T14">isFinite</text:span><text:span text:style-name="T17">(</text:span><text:span text:style-name="T4">n</text:span><text:span text:style-name="T17">) </text:span><text:span text:style-name="T12">?</text:span><text:span text:style-name="T17"> </text:span><text:span text:style-name="T4">n</text:span><text:span text:style-name="T17"> </text:span><text:span text:style-name="T12">:</text:span><text:span text:style-name="T17"> </text:span><text:span text:style-name="T8">null</text:span></text:p>
      <text:p text:style-name="P2">  <text:span text:style-name="T17">}</text:span></text:p>
      <text:p text:style-name="P2">  <text:span text:style-name="T2">return</text:span><text:span text:style-name="T17"> </text:span><text:span text:style-name="T4">v</text:span></text:p>
      <text:p text:style-name="P1"><text:soft-page-break/>}</text:p>
      <text:p text:style-name="P4"/>
      <text:p text:style-name="P1"><text:span text:style-name="T7">const</text:span> <text:span text:style-name="T9">data</text:span> <text:span text:style-name="T11">=</text:span> <text:span text:style-name="T3">rows</text:span>.<text:span text:style-name="T13">map</text:span>(<text:span text:style-name="T3">cols</text:span> <text:span text:style-name="T7">=&gt;</text:span> {</text:p>
      <text:p text:style-name="P2">  <text:span text:style-name="T8">const</text:span><text:span text:style-name="T17"> </text:span><text:span text:style-name="T10">obj</text:span><text:span text:style-name="T17"> </text:span><text:span text:style-name="T12">=</text:span><text:span text:style-name="T17"> {}</text:span></text:p>
      <text:p text:style-name="P2">  <text:span text:style-name="T4">headers</text:span><text:span text:style-name="T17">.</text:span><text:span text:style-name="T14">forEach</text:span><text:span text:style-name="T17">((</text:span><text:span text:style-name="T4">h</text:span><text:span text:style-name="T17">, </text:span><text:span text:style-name="T4">i</text:span><text:span text:style-name="T17">) </text:span><text:span text:style-name="T8">=&gt;</text:span><text:span text:style-name="T17"> { </text:span><text:span text:style-name="T4">obj</text:span><text:span text:style-name="T17">[</text:span><text:span text:style-name="T4">h</text:span><text:span text:style-name="T17">] </text:span><text:span text:style-name="T12">=</text:span><text:span text:style-name="T17"> </text:span><text:span text:style-name="T14">coerce</text:span><text:span text:style-name="T17">(</text:span><text:span text:style-name="T4">h</text:span><text:span text:style-name="T17">, </text:span><text:span text:style-name="T4">cols</text:span><text:span text:style-name="T17">[</text:span><text:span text:style-name="T4">i</text:span><text:span text:style-name="T17">]) })</text:span></text:p>
      <text:p text:style-name="P2">  <text:span text:style-name="T2">return</text:span><text:span text:style-name="T17"> </text:span><text:span text:style-name="T4">obj</text:span></text:p>
      <text:p text:style-name="P1">})</text:p>
      <text:p text:style-name="P4"/>
      <text:p text:style-name="P1"><text:span text:style-name="T3">fs</text:span>.<text:span text:style-name="T13">mkdirSync</text:span>(<text:span text:style-name="T3">path</text:span>.<text:span text:style-name="T13">dirname</text:span>(<text:span text:style-name="T9">JSON_OUT</text:span>), { <text:span text:style-name="T3">recursive:</text:span> <text:span text:style-name="T7">true</text:span> })</text:p>
      <text:p text:style-name="P1"><text:span text:style-name="T3">fs</text:span>.<text:span text:style-name="T13">writeFileSync</text:span>(<text:span text:style-name="T9">JSON_OUT</text:span>, <text:span text:style-name="T9">JSON</text:span>.<text:span text:style-name="T13">stringify</text:span>(<text:span text:style-name="T3">data</text:span>, <text:span text:style-name="T7">null</text:span>, <text:span text:style-name="T18">2</text:span>), <text:span text:style-name="T5">'utf8'</text:span>)</text:p>
      <text:p text:style-name="P4"/>
      <text:p text:style-name="P1"><text:span text:style-name="T3">console</text:span>.<text:span text:style-name="T13">log</text:span>(<text:span text:style-name="T5">`✅ Conversion OK → </text:span><text:span text:style-name="T7">${</text:span><text:span text:style-name="T9">JSON_OUT</text:span><text:span text:style-name="T7">}</text:span><text:span text:style-name="T5">`</text:span>)</text:p>
      <text:p text:style-name="P1"><text:span text:style-name="T3">console</text:span>.<text:span text:style-name="T13">log</text:span>(<text:span text:style-name="T5">`   </text:span><text:span text:style-name="T7">${</text:span><text:span text:style-name="T3">data</text:span><text:span text:style-name="T11">.</text:span><text:span text:style-name="T3">length</text:span><text:span text:style-name="T7">}</text:span><text:span text:style-name="T5"> ligne(s) convertie(s), séparateur détecté: '</text:span><text:span text:style-name="T7">${</text:span><text:span text:style-name="T3">delim</text:span><text:span text:style-name="T7">}</text:span><text:span text:style-name="T5">'`</text:span>)</text:p>
      <text:p text:style-name="P1"/>
      <text:p text:style-name="Standard">Layout 240825</text:p>
      <text:p text:style-name="Standard"/>
      <text:p text:style-name="P3">// app/_layout.tsx</text:p>
      <text:p text:style-name="P1"><text:span text:style-name="T1">import</text:span> { <text:span text:style-name="T3">Stack</text:span> } <text:span text:style-name="T1">from</text:span> <text:span text:style-name="T5">'expo-router'</text:span></text:p>
      <text:p text:style-name="P1"><text:span text:style-name="T1">import</text:span> { <text:span text:style-name="T3">TamaguiProvider</text:span>, <text:span text:style-name="T3">Theme</text:span> } <text:span text:style-name="T1">from</text:span> <text:span text:style-name="T5">'tamagui'</text:span></text:p>
      <text:p text:style-name="P1"><text:span text:style-name="T1">import</text:span> <text:span text:style-name="T3">tamagui</text:span> <text:span text:style-name="T1">from</text:span> <text:span text:style-name="T5">'../tamagui.config'</text:span></text:p>
      <text:p text:style-name="P9"><text:line-break/></text:p>
      <text:p text:style-name="P1"><text:span text:style-name="T1">export</text:span> <text:span text:style-name="T1">default</text:span> <text:span text:style-name="T7">function</text:span> <text:span text:style-name="T13">RootLayout</text:span>() {</text:p>
      <text:p text:style-name="P2">  <text:span text:style-name="T2">return</text:span><text:span text:style-name="T17"> (</text:span></text:p>
      <text:p text:style-name="P2">    <text:span text:style-name="T24">&lt;</text:span><text:span text:style-name="T16">Stack</text:span><text:span text:style-name="T17"> </text:span><text:span text:style-name="T4">screenOptions</text:span><text:span text:style-name="T12">=</text:span><text:span text:style-name="T8">{</text:span><text:span text:style-name="T12">{ </text:span><text:span text:style-name="T4">headerShown:</text:span><text:span text:style-name="T12"> </text:span><text:span text:style-name="T8">false</text:span><text:span text:style-name="T12"> }</text:span><text:span text:style-name="T8">}</text:span><text:span text:style-name="T24">&gt;</text:span></text:p>
      <text:p text:style-name="P2">      <text:span text:style-name="T24">&lt;</text:span><text:span text:style-name="T16">Stack.Screen</text:span><text:span text:style-name="T17"> </text:span><text:span text:style-name="T4">name</text:span><text:span text:style-name="T12">=</text:span><text:span text:style-name="T6">"index"</text:span><text:span text:style-name="T17"> </text:span><text:span text:style-name="T24">/&gt;</text:span></text:p>
      <text:p text:style-name="P2">      <text:span text:style-name="T24">&lt;</text:span><text:span text:style-name="T16">Stack.Screen</text:span><text:span text:style-name="T17"> </text:span><text:span text:style-name="T4">name</text:span><text:span text:style-name="T12">=</text:span><text:span text:style-name="T6">"ingredients"</text:span><text:span text:style-name="T17"> </text:span><text:span text:style-name="T4">options</text:span><text:span text:style-name="T12">=</text:span><text:span text:style-name="T8">{</text:span><text:span text:style-name="T12">{ </text:span><text:span text:style-name="T4">headerShown:</text:span><text:span text:style-name="T12"> </text:span><text:span text:style-name="T8">true</text:span><text:span text:style-name="T12">, </text:span><text:span text:style-name="T4">title:</text:span><text:span text:style-name="T12"> </text:span><text:span text:style-name="T6">'Ingrédients'</text:span><text:span text:style-name="T12"> }</text:span><text:span text:style-name="T8">}</text:span><text:span text:style-name="T17"> </text:span><text:span text:style-name="T24">/&gt;</text:span></text:p>
      <text:p text:style-name="P2">      <text:span text:style-name="T24">&lt;</text:span><text:span text:style-name="T16">Stack.Screen</text:span><text:span text:style-name="T17"> </text:span><text:span text:style-name="T4">name</text:span><text:span text:style-name="T12">=</text:span><text:span text:style-name="T6">"convertisseur"</text:span><text:span text:style-name="T17"> </text:span><text:span text:style-name="T4">options</text:span><text:span text:style-name="T12">=</text:span><text:span text:style-name="T8">{</text:span><text:span text:style-name="T12">{ </text:span><text:span text:style-name="T4">headerShown:</text:span><text:span text:style-name="T12"> </text:span><text:span text:style-name="T8">true</text:span><text:span text:style-name="T12">, </text:span><text:span text:style-name="T4">title:</text:span><text:span text:style-name="T12"> </text:span><text:span text:style-name="T6">'Convertisseur'</text:span><text:span text:style-name="T12"> }</text:span><text:span text:style-name="T8">}</text:span><text:span text:style-name="T17"> </text:span><text:span text:style-name="T24">/&gt;</text:span></text:p>
      <text:p text:style-name="P2">      <text:span text:style-name="T24">&lt;</text:span><text:span text:style-name="T16">Stack.Screen</text:span><text:span text:style-name="T17"> </text:span><text:span text:style-name="T4">name</text:span><text:span text:style-name="T12">=</text:span><text:span text:style-name="T6">"results"</text:span><text:span text:style-name="T17"> </text:span><text:span text:style-name="T4">options</text:span><text:span text:style-name="T12">=</text:span><text:span text:style-name="T8">{</text:span><text:span text:style-name="T12">{ </text:span><text:span text:style-name="T4">headerShown:</text:span><text:span text:style-name="T12"> </text:span><text:span text:style-name="T8">true</text:span><text:span text:style-name="T12">, </text:span><text:span text:style-name="T4">title:</text:span><text:span text:style-name="T12"> </text:span><text:span text:style-name="T6">'Convertisseurs'</text:span><text:span text:style-name="T12"> }</text:span><text:span text:style-name="T8">}</text:span><text:span text:style-name="T17"> </text:span><text:span text:style-name="T24">/&gt;</text:span></text:p>
      <text:p text:style-name="P2">      <text:span text:style-name="T24">&lt;</text:span><text:span text:style-name="T16">Stack.Screen</text:span><text:span text:style-name="T17"> </text:span><text:span text:style-name="T4">name</text:span><text:span text:style-name="T12">=</text:span><text:span text:style-name="T6">"timer"</text:span><text:span text:style-name="T17"> </text:span><text:span text:style-name="T4">options</text:span><text:span text:style-name="T12">=</text:span><text:span text:style-name="T8">{</text:span><text:span text:style-name="T12">{ </text:span><text:span text:style-name="T4">headerShown:</text:span><text:span text:style-name="T12"> </text:span><text:span text:style-name="T8">false</text:span><text:span text:style-name="T12"> }</text:span><text:span text:style-name="T8">}</text:span><text:span text:style-name="T17"> </text:span><text:span text:style-name="T24">/&gt;</text:span></text:p>
      <text:p text:style-name="P2">    <text:span text:style-name="T24">&lt;/</text:span><text:span text:style-name="T16">Stack</text:span><text:span text:style-name="T24">&gt;</text:span></text:p>
      <text:p text:style-name="P2">  <text:span text:style-name="T17">)</text:span></text:p>
      <text:p text:style-name="P1">}</text:p>
      <text:p text:style-name="P4"/>
      <text:p text:style-name="P1"><text:span text:style-name="T1">export</text:span> <text:span text:style-name="T1">default</text:span> <text:span text:style-name="T7">function</text:span> <text:span text:style-name="T13">Layout</text:span>() {</text:p>
      <text:p text:style-name="P2">  <text:span text:style-name="T2">return</text:span><text:span text:style-name="T17"> (</text:span></text:p>
      <text:p text:style-name="P2">    <text:span text:style-name="T24">&lt;</text:span><text:span text:style-name="T16">TamaguiProvider</text:span><text:span text:style-name="T17"> </text:span><text:span text:style-name="T4">config</text:span><text:span text:style-name="T12">=</text:span><text:span text:style-name="T8">{</text:span><text:span text:style-name="T10">tamagui</text:span><text:span text:style-name="T8">}</text:span><text:span text:style-name="T24">&gt;</text:span></text:p>
      <text:p text:style-name="P2">      <text:span text:style-name="T8">{</text:span><text:span text:style-name="T25">/* thème global (change en "dark" si tu veux forcer le sombre) */</text:span><text:span text:style-name="T8">}</text:span></text:p>
      <text:p text:style-name="P2">      <text:span text:style-name="T24">&lt;</text:span><text:span text:style-name="T16">Theme</text:span><text:span text:style-name="T17"> </text:span><text:span text:style-name="T4">name</text:span><text:span text:style-name="T12">=</text:span><text:span text:style-name="T6">"light"</text:span><text:span text:style-name="T24">&gt;</text:span></text:p>
      <text:p text:style-name="P2">        <text:span text:style-name="T24">&lt;</text:span><text:span text:style-name="T16">Stack</text:span><text:span text:style-name="T17"> </text:span><text:span text:style-name="T4">screenOptions</text:span><text:span text:style-name="T12">=</text:span><text:span text:style-name="T8">{</text:span><text:span text:style-name="T12">{ </text:span><text:span text:style-name="T4">headerShown:</text:span><text:span text:style-name="T12"> </text:span><text:span text:style-name="T8">false</text:span><text:span text:style-name="T12"> }</text:span><text:span text:style-name="T8">}</text:span><text:span text:style-name="T24">&gt;</text:span></text:p>
      <text:p text:style-name="P2">          <text:span text:style-name="T8">{</text:span><text:span text:style-name="T25">/* Accueil (hero + bouton ENTRER) */</text:span><text:span text:style-name="T8">}</text:span></text:p>
      <text:p text:style-name="P2">          <text:span text:style-name="T24">&lt;</text:span><text:span text:style-name="T16">Stack.Screen</text:span><text:span text:style-name="T17"> </text:span><text:span text:style-name="T4">name</text:span><text:span text:style-name="T12">=</text:span><text:span text:style-name="T6">"index"</text:span><text:span text:style-name="T17"> </text:span><text:span text:style-name="T24">/&gt;</text:span></text:p>
      <text:p text:style-name="P4"/>
      <text:p text:style-name="P2">          <text:span text:style-name="T8">{</text:span><text:span text:style-name="T25">/* Sélection des ingrédients */</text:span><text:span text:style-name="T8">}</text:span></text:p>
      <text:p text:style-name="P2">          <text:span text:style-name="T24">&lt;</text:span><text:span text:style-name="T16">Stack.Screen</text:span></text:p>
      <text:p text:style-name="P2">            <text:span text:style-name="T4">name</text:span><text:span text:style-name="T12">=</text:span><text:span text:style-name="T6">"ingredients"</text:span></text:p>
      <text:p text:style-name="P2">            <text:span text:style-name="T4">options</text:span><text:span text:style-name="T12">=</text:span><text:span text:style-name="T8">{</text:span><text:span text:style-name="T12">{ </text:span><text:span text:style-name="T4">headerShown:</text:span><text:span text:style-name="T12"> </text:span><text:span text:style-name="T8">true</text:span><text:span text:style-name="T12">, </text:span><text:span text:style-name="T4">title:</text:span><text:span text:style-name="T12"> </text:span><text:span text:style-name="T6">'Ingrédients'</text:span><text:span text:style-name="T12"> }</text:span><text:span text:style-name="T8">}</text:span></text:p>
      <text:p text:style-name="P2">          <text:span text:style-name="T24">/&gt;</text:span></text:p>
      <text:p text:style-name="P4"/>
      <text:p text:style-name="P2">          <text:span text:style-name="T8">{</text:span><text:span text:style-name="T25">/* Écran convertisseur (kawaii) */</text:span><text:span text:style-name="T8">}</text:span></text:p>
      <text:p text:style-name="P2">          <text:span text:style-name="T24">&lt;</text:span><text:span text:style-name="T16">Stack.Screen</text:span></text:p>
      <text:p text:style-name="P2">            <text:span text:style-name="T4">name</text:span><text:span text:style-name="T12">=</text:span><text:span text:style-name="T6">"convertisseur"</text:span></text:p>
      <text:p text:style-name="P2">            <text:span text:style-name="T4">options</text:span><text:span text:style-name="T12">=</text:span><text:span text:style-name="T8">{</text:span><text:span text:style-name="T12">{ </text:span><text:span text:style-name="T4">headerShown:</text:span><text:span text:style-name="T12"> </text:span><text:span text:style-name="T8">true</text:span><text:span text:style-name="T12">, </text:span><text:span text:style-name="T4">title:</text:span><text:span text:style-name="T12"> </text:span><text:span text:style-name="T6">'Convertisseur'</text:span><text:span text:style-name="T12"> }</text:span><text:span text:style-name="T8">}</text:span></text:p>
      <text:p text:style-name="P2">          <text:span text:style-name="T24">/&gt;</text:span></text:p>
      <text:p text:style-name="P2"><text:soft-page-break/>        <text:span text:style-name="T24">&lt;/</text:span><text:span text:style-name="T16">Stack</text:span><text:span text:style-name="T24">&gt;</text:span></text:p>
      <text:p text:style-name="P2">      <text:span text:style-name="T24">&lt;/</text:span><text:span text:style-name="T16">Theme</text:span><text:span text:style-name="T24">&gt;</text:span></text:p>
      <text:p text:style-name="P2">    <text:span text:style-name="T24">&lt;/</text:span><text:span text:style-name="T16">TamaguiProvider</text:span><text:span text:style-name="T24">&gt;</text:span></text:p>
      <text:p text:style-name="P2">  <text:span text:style-name="T17">)</text:span></text:p>
      <text:p text:style-name="P1">}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" svg:font-family="Arial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rieux</meta:initial-creator>
    <meta:creation-date>2025-08-24T07:03:25.12</meta:creation-date>
    <dc:date>2025-08-24T23:09:38.15</dc:date>
    <dc:creator>Drieux</dc:creator>
    <meta:editing-duration>PT11H37M8S</meta:editing-duration>
    <meta:editing-cycles>2</meta:editing-cycles>
    <meta:generator>OpenOffice/4.1.10$Win32 OpenOffice.org_project/4110m2$Build-9807</meta:generator>
    <meta:document-statistic meta:table-count="0" meta:image-count="0" meta:object-count="0" meta:page-count="9" meta:paragraph-count="361" meta:word-count="1468" meta:character-count="13492"/>
  </office:meta>
</office:document-meta>
</file>